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P1" style:family="paragraph" style:parent-style-name="Standard">
      <style:text-properties fo:color="#4f4f4f" style:font-name="Courier" fo:font-size="10pt" style:font-name-asian="Courier1" style:font-size-asian="10pt" style:font-name-complex="Courier1" style:font-size-complex="10pt"/>
    </style:style>
    <style:style style:name="P2" style:family="paragraph" style:parent-style-name="Standard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3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4" style:family="paragraph" style:parent-style-name="normal">
      <style:paragraph-properties fo:text-align="center" style:justify-single-word="fals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5" style:family="paragraph" style:parent-style-name="normal">
      <style:paragraph-properties fo:line-height="120%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6" style:family="paragraph" style:parent-style-name="normal">
      <style:text-properties fo:color="#268bd2" style:font-name="inherit" fo:font-size="10pt" fo:font-weight="bold" officeooo:paragraph-rsid="001fa0b5" style:font-name-asian="inherit1" style:font-size-asian="10pt" style:font-weight-asian="bold" style:font-name-complex="inherit1" style:font-size-complex="10pt"/>
    </style:style>
    <style:style style:name="P7" style:family="paragraph" style:parent-style-name="normal">
      <style:text-properties fo:color="#268bd2" style:font-name="inherit" fo:font-size="10pt" fo:font-weight="bold" officeooo:paragraph-rsid="00212224" style:font-name-asian="inherit1" style:font-size-asian="10pt" style:font-weight-asian="bold" style:font-name-complex="inherit1" style:font-size-complex="10pt"/>
    </style:style>
    <style:style style:name="P8" style:family="paragraph" style:parent-style-name="normal">
      <style:text-properties fo:color="#268bd2" style:font-name="inherit" fo:font-size="10pt" fo:font-weight="bold" officeooo:paragraph-rsid="0022e9d4" style:font-name-asian="inherit1" style:font-size-asian="10pt" style:font-weight-asian="bold" style:font-name-complex="inherit1" style:font-size-complex="10pt"/>
    </style:style>
    <style:style style:name="P9" style:family="paragraph" style:parent-style-name="normal">
      <style:text-properties fo:color="#268bd2" style:font-name="inherit" fo:font-size="10pt" style:font-name-asian="inherit1" style:font-size-asian="10pt" style:font-name-complex="inherit1" style:font-size-complex="10pt"/>
    </style:style>
    <style:style style:name="P10" style:family="paragraph" style:parent-style-name="normal">
      <style:text-properties fo:color="#268bd2" style:font-name="Courier" fo:font-size="10pt" style:font-name-asian="Courier1" style:font-size-asian="10pt" style:font-name-complex="Courier1" style:font-size-complex="10pt"/>
    </style:style>
    <style:style style:name="P11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12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13" style:family="paragraph" style:parent-style-name="normal">
      <style:text-properties fo:color="#4f4f4f" style:font-name="Courier" fo:font-size="10pt" officeooo:paragraph-rsid="00212224" style:font-name-asian="Courier1" style:font-size-asian="10pt" style:font-name-complex="Courier1" style:font-size-complex="10pt"/>
    </style:style>
    <style:style style:name="P14" style:family="paragraph" style:parent-style-name="normal">
      <style:text-properties fo:color="#4f4f4f" style:font-name="Courier" fo:font-size="10pt" officeooo:paragraph-rsid="0022e9d4" style:font-name-asian="Courier1" style:font-size-asian="10pt" style:font-name-complex="Courier1" style:font-size-complex="10pt"/>
    </style:style>
    <style:style style:name="P15" style:family="paragraph" style:parent-style-name="normal">
      <style:paragraph-properties fo:line-height="120%"/>
    </style:style>
    <style:style style:name="P16" style:family="paragraph" style:parent-style-name="normal">
      <style:text-properties fo:color="#cb4b16" style:font-name="inherit" fo:font-size="10pt" style:font-name-asian="inherit1" style:font-size-asian="10pt" style:font-name-complex="inherit1" style:font-size-complex="10pt"/>
    </style:style>
    <style:style style:name="P17" style:family="paragraph" style:parent-style-name="normal">
      <style:paragraph-properties fo:text-align="center" style:justify-single-word="false"/>
      <style:text-properties fo:color="#ff0000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8" style:family="paragraph" style:parent-style-name="normal">
      <style:text-properties officeooo:paragraph-rsid="001fa0b5"/>
    </style:style>
    <style:style style:name="P19" style:family="paragraph" style:parent-style-name="normal">
      <style:text-properties officeooo:paragraph-rsid="00212224"/>
    </style:style>
    <style:style style:name="P20" style:family="paragraph" style:parent-style-name="normal">
      <style:text-properties officeooo:paragraph-rsid="0022e9d4"/>
    </style:style>
    <style:style style:name="P21" style:family="paragraph" style:parent-style-name="normal">
      <style:paragraph-properties fo:break-before="page"/>
      <style:text-properties fo:color="#4f4f4f" style:font-name="Courier" fo:font-size="10pt" style:font-name-asian="Courier1" style:font-size-asian="10pt" style:font-name-complex="Courier1" style:font-size-complex="10pt"/>
    </style:style>
    <style:style style:name="P22" style:family="paragraph" style:parent-style-name="normal">
      <style:paragraph-properties fo:text-align="center" style:justify-single-word="false" fo:break-before="pag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23" style:family="paragraph" style:parent-style-name="normal">
      <style:paragraph-properties fo:margin-top="0cm" fo:margin-bottom="0.247cm" loext:contextual-spacing="false" fo:line-height="120%"/>
    </style:style>
    <style:style style:name="P24" style:family="paragraph" style:parent-style-name="normal" style:master-page-name="Standard">
      <style:paragraph-properties fo:text-align="center" style:justify-single-word="false" style:page-number="1"/>
      <style:text-properties fo:color="#268bd2" style:font-name="inherit" fo:font-size="10pt" fo:font-weight="bold" officeooo:rsid="001e033b" officeooo:paragraph-rsid="001e033b" style:font-name-asian="inherit1" style:font-size-asian="10pt" style:font-weight-asian="bold" style:font-name-complex="inherit1" style:font-size-complex="10pt"/>
    </style:style>
    <style:style style:name="P25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26" style:family="paragraph" style:parent-style-name="normal">
      <style:text-properties fo:color="#4f4f4f" style:font-name="Courier" fo:font-size="10pt" officeooo:paragraph-rsid="00249100" style:font-name-asian="Courier1" style:font-size-asian="10pt" style:font-name-complex="Courier1" style:font-size-complex="10pt"/>
    </style:style>
    <style:style style:name="P27" style:family="paragraph" style:parent-style-name="normal">
      <style:text-properties fo:color="#268bd2" style:font-name="inherit" fo:font-size="10pt" fo:font-weight="bold" officeooo:paragraph-rsid="001fa0b5" style:font-name-asian="inherit1" style:font-size-asian="10pt" style:font-weight-asian="bold" style:font-name-complex="inherit1" style:font-size-complex="10pt"/>
    </style:style>
    <style:style style:name="P28" style:family="paragraph" style:parent-style-name="normal">
      <style:text-properties fo:color="#268bd2" style:font-name="inherit" fo:font-size="10pt" fo:font-weight="bold" officeooo:paragraph-rsid="00249100" style:font-name-asian="inherit1" style:font-size-asian="10pt" style:font-weight-asian="bold" style:font-name-complex="inherit1" style:font-size-complex="10pt"/>
    </style:style>
    <style:style style:name="P29" style:family="paragraph" style:parent-style-name="normal">
      <style:text-properties officeooo:paragraph-rsid="00249100"/>
    </style:style>
    <style:style style:name="T1" style:family="text">
      <style:text-properties fo:color="#268bd2"/>
    </style:style>
    <style:style style:name="T2" style:family="text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3" style:family="text">
      <style:text-properties fo:color="#268bd2" style:font-name="inherit" fo:font-size="10pt" fo:font-weight="bold" officeooo:rsid="001e033b" style:font-name-asian="inherit1" style:font-size-asian="10pt" style:font-weight-asian="bold" style:font-name-complex="inherit1" style:font-size-complex="10pt"/>
    </style:style>
    <style:style style:name="T4" style:family="text">
      <style:text-properties fo:color="#268bd2" style:font-name="inherit" fo:font-size="10pt" fo:font-weight="bold" officeooo:rsid="001f3aad" style:font-name-asian="inherit1" style:font-size-asian="10pt" style:font-weight-asian="bold" style:font-name-complex="inherit1" style:font-size-complex="10pt"/>
    </style:style>
    <style:style style:name="T5" style:family="text">
      <style:text-properties fo:color="#268bd2" style:font-name="inherit" fo:font-size="10pt" fo:font-weight="bold" officeooo:rsid="001fa0b5" style:font-name-asian="inherit1" style:font-size-asian="10pt" style:font-weight-asian="bold" style:font-name-complex="inherit1" style:font-size-complex="10pt"/>
    </style:style>
    <style:style style:name="T6" style:family="text">
      <style:text-properties fo:color="#268bd2" style:font-name="inherit" fo:font-size="10pt" fo:font-weight="bold" officeooo:rsid="00212224" style:font-name-asian="inherit1" style:font-size-asian="10pt" style:font-weight-asian="bold" style:font-name-complex="inherit1" style:font-size-complex="10pt"/>
    </style:style>
    <style:style style:name="T7" style:family="text">
      <style:text-properties fo:color="#268bd2" style:font-name="inherit" fo:font-size="10pt" fo:font-weight="bold" officeooo:rsid="0022e9d4" style:font-name-asian="inherit1" style:font-size-asian="10pt" style:font-weight-asian="bold" style:font-name-complex="inherit1" style:font-size-complex="10pt"/>
    </style:style>
    <style:style style:name="T8" style:family="text">
      <style:text-properties fo:color="#268bd2" style:font-name="inherit" fo:font-size="10pt" fo:font-weight="bold" officeooo:rsid="00249100" style:font-name-asian="inherit1" style:font-size-asian="10pt" style:font-weight-asian="bold" style:font-name-complex="inherit1" style:font-size-complex="10pt"/>
    </style:style>
    <style:style style:name="T9" style:family="text">
      <style:text-properties fo:color="#268bd2" style:font-name="inherit" fo:font-size="10pt" style:font-name-asian="inherit1" style:font-size-asian="10pt" style:font-name-complex="inherit1" style:font-size-complex="10pt"/>
    </style:style>
    <style:style style:name="T10" style:family="text">
      <style:text-properties fo:color="#268bd2" style:font-name="inherit" fo:font-size="10pt" officeooo:rsid="00212224" style:font-name-asian="inherit1" style:font-size-asian="10pt" style:font-name-complex="inherit1" style:font-size-complex="10pt"/>
    </style:style>
    <style:style style:name="T11" style:family="text">
      <style:text-properties fo:color="#268bd2" style:font-name="inherit" fo:font-size="10pt" style:text-underline-style="solid" style:text-underline-width="auto" style:text-underline-color="font-color" fo:font-weight="bold" style:font-name-asian="inherit1" style:font-size-asian="10pt" style:font-weight-asian="bold" style:font-name-complex="inherit1" style:font-size-complex="10pt"/>
    </style:style>
    <style:style style:name="T12" style:family="text">
      <style:text-properties fo:color="#268bd2" style:font-name="inherit" fo:font-size="10pt" style:text-underline-style="solid" style:text-underline-width="auto" style:text-underline-color="font-color" fo:font-weight="bold" officeooo:rsid="001e033b" style:font-name-asian="inherit1" style:font-size-asian="10pt" style:font-weight-asian="bold" style:font-name-complex="inherit1" style:font-size-complex="10pt"/>
    </style:style>
    <style:style style:name="T13" style:family="text">
      <style:text-properties fo:color="#268bd2" style:font-name="inherit" fo:font-size="10pt" style:text-underline-style="solid" style:text-underline-width="auto" style:text-underline-color="font-color" fo:font-weight="bold" officeooo:rsid="00249100" style:font-name-asian="inherit1" style:font-size-asian="10pt" style:font-weight-asian="bold" style:font-name-complex="inherit1" style:font-size-complex="10pt"/>
    </style:style>
    <style:style style:name="T14" style:family="text">
      <style:text-properties fo:color="#268bd2" style:font-name="Courier" fo:font-size="10pt" style:font-name-asian="Courier1" style:font-size-asian="10pt" style:font-name-complex="Courier1" style:font-size-complex="10pt"/>
    </style:style>
    <style:style style:name="T15" style:family="text">
      <style:text-properties fo:color="#268bd2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6" style:family="text">
      <style:text-properties fo:color="#4f4f4f" style:font-name="Courier" fo:font-size="10pt" style:font-name-asian="Courier1" style:font-size-asian="10pt" style:font-name-complex="Courier1" style:font-size-complex="10pt"/>
    </style:style>
    <style:style style:name="T17" style:family="text">
      <style:text-properties fo:color="#4f4f4f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8" style:family="text">
      <style:text-properties fo:color="#4f4f4f" style:font-name="Courier" style:font-name-asian="Courier1" style:font-name-complex="Courier1"/>
    </style:style>
    <style:style style:name="T19" style:family="text">
      <style:text-properties fo:color="#4f4f4f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0" style:family="text">
      <style:text-properties fo:color="#cb4b16"/>
    </style:style>
    <style:style style:name="T21" style:family="text">
      <style:text-properties fo:color="#cb4b16" style:font-name="inherit" fo:font-size="10pt" style:font-name-asian="inherit1" style:font-size-asian="10pt" style:font-name-complex="inherit1" style:font-size-complex="10pt"/>
    </style:style>
    <style:style style:name="T22" style:family="text">
      <style:text-properties fo:color="#cb4b16" style:font-name="inherit" fo:font-size="10pt" officeooo:rsid="00249100" style:font-name-asian="inherit1" style:font-size-asian="10pt" style:font-name-complex="inherit1" style:font-size-complex="10pt"/>
    </style:style>
    <style:style style:name="T23" style:family="text">
      <style:text-properties fo:color="#cb4b16" style:font-name="Courier" fo:font-size="10pt" style:font-name-asian="Courier1" style:font-size-asian="10pt" style:font-name-complex="Courier1" style:font-size-complex="10pt"/>
    </style:style>
    <style:style style:name="T24" style:family="text">
      <style:text-properties fo:color="#cb4b16" style:font-name="Courier" style:font-name-asian="Courier1" style:font-name-complex="Courier1"/>
    </style:style>
    <style:style style:name="T25" style:family="text">
      <style:text-properties fo:color="#cb4b16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6" style:family="text">
      <style:text-properties fo:color="#2aa198"/>
    </style:style>
    <style:style style:name="T27" style:family="text">
      <style:text-properties fo:color="#2aa198" style:font-name="inherit" fo:font-size="10pt" style:font-name-asian="inherit1" style:font-size-asian="10pt" style:font-name-complex="inherit1" style:font-size-complex="10pt"/>
    </style:style>
    <style:style style:name="T28" style:family="text">
      <style:text-properties fo:color="#2aa198" style:font-name="inherit" fo:font-size="10pt" officeooo:rsid="00212224" style:font-name-asian="inherit1" style:font-size-asian="10pt" style:font-name-complex="inherit1" style:font-size-complex="10pt"/>
    </style:style>
    <style:style style:name="T29" style:family="text">
      <style:text-properties fo:color="#2aa198" style:font-name="inherit" fo:font-size="10pt" fo:font-weight="normal" officeooo:rsid="00212224" style:font-name-asian="inherit1" style:font-size-asian="10pt" style:font-weight-asian="normal" style:font-name-complex="inherit1" style:font-size-complex="10pt" style:font-weight-complex="normal"/>
    </style:style>
    <style:style style:name="T30" style:family="text">
      <style:text-properties fo:color="#2aa198" style:font-name="Courier" fo:font-size="10pt" style:font-name-asian="Courier1" style:font-size-asian="10pt" style:font-name-complex="Courier1" style:font-size-complex="10pt"/>
    </style:style>
    <style:style style:name="T31" style:family="text">
      <style:text-properties fo:color="#2aa198" style:font-name="Courier" style:font-name-asian="Courier1" style:font-name-complex="Courier1"/>
    </style:style>
    <style:style style:name="T32" style:family="text">
      <style:text-properties fo:color="#2aa198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33" style:family="text">
      <style:text-properties fo:color="#2aa198" style:font-name="Courier" fo:font-style="normal" fo:font-weight="normal" officeooo:rsid="00212224" style:font-name-asian="Courier1" style:font-style-asian="normal" style:font-weight-asian="normal" style:font-name-complex="Courier1" style:font-style-complex="normal" style:font-weight-complex="normal"/>
    </style:style>
    <style:style style:name="T34" style:family="text">
      <style:text-properties fo:color="#2aa198" fo:font-weight="normal" officeooo:rsid="00212224" style:font-weight-asian="normal" style:font-weight-complex="normal"/>
    </style:style>
    <style:style style:name="T35" style:family="text">
      <style:text-properties officeooo:rsid="001e033b"/>
    </style:style>
    <style:style style:name="T36" style:family="text">
      <style:text-properties officeooo:rsid="001f3aad"/>
    </style:style>
    <style:style style:name="T37" style:family="text">
      <style:text-properties officeooo:rsid="001fa0b5"/>
    </style:style>
    <style:style style:name="T38" style:family="text">
      <style:text-properties style:font-name="Courier" style:font-name-asian="Courier1" style:font-name-complex="Courier1"/>
    </style:style>
    <style:style style:name="T39" style:family="text">
      <style:text-properties officeooo:rsid="002122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ser Stories CodeMenu</text:p>
      <text:p text:style-name="P17"/>
      <text:p text:style-name="P17"/>
      <text:p text:style-name="P17"/>
      <text:p text:style-name="P17"><text:span text:style-name="T35">1. </text:span>Análise e desenvolvimento do MVP do CodeMenu</text:p>
      <text:p text:style-name="P4"/>
      <text:p text:style-name="P3"/>
      <text:p text:style-name="normal"><text:span text:style-name="T3">1.1</text:span><text:span text:style-name="T2">@analiseSistema</text:span><text:span text:style-name="T16"> </text:span></text:p>
      <text:p text:style-name="normal"><text:span text:style-name="T21">Funcionalidade:</text:span><text:span text:style-name="T14"> </text:span><text:span text:style-name="T2">o produto de sistema integrado CodeMenu tem a finalidade de prestar serviço ao cliente de estabelecimentos comerciais de alimentos para solucionar os problemas, na agilidade de pedidos, orientação da entrega, tendo fácil e cíclica interação entre operador e software, otimizando o processo de gerenciamento de estabelecimentos afins e proporcionando mais autonomia ao cliente/administrador.</text:span></text:p>
      <text:p text:style-name="P3"/>
      <text:p text:style-name="P3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 </text:p>
      <text:p text:style-name="P11"/>
      <text:p text:style-name="normal"><text:span text:style-name="T21">Contexto</text:span><text:span text:style-name="T14"> </text:span><text:span text:style-name="T2">possibilidade de realizar a instalação total ou parcial do sistema integrado em estabelecimentos de prestação de serviço de consumo de alimentos e bebidas</text:span><text:span text:style-name="T16"> </text:span></text:p>
      <text:p text:style-name="normal"><text:span text:style-name="T21">Dado </text:span><text:span text:style-name="T2">que aquisitor possa acessar o sistema </text:span><text:span text:style-name="T16"><text:s/></text:span></text:p>
      <text:p text:style-name="P11"/>
      <text:p text:style-name="normal"><text:span text:style-name="T21">Esquema do Contexto </text:span><text:span text:style-name="T2"><text:s/>aquisitor realiza administração, gerência e solicitação de pedidos e entrega do produto </text:span></text:p>
      <text:p text:style-name="normal"><text:span text:style-name="T21">Quando </text:span><text:span text:style-name="T2">adquirir um </text:span><text:span text:style-name="T9">&lt;Usuário&gt;</text:span><text:span text:style-name="T14"> </text:span><text:span text:style-name="T2">válido</text:span><text:span text:style-name="T16"> </text:span></text:p>
      <text:p text:style-name="normal"><text:span text:style-name="T21">E </text:span><text:span text:style-name="T2">inserir uma </text:span><text:span text:style-name="T9">&lt;Senha&gt;</text:span><text:span text:style-name="T14"> </text:span><text:span text:style-name="T2">válida</text:span><text:span text:style-name="T16"> </text:span></text:p>
      <text:p text:style-name="normal"><text:span text:style-name="T21">Então </text:span><text:span text:style-name="T2">o sistema deve permitir a autenticação como </text:span><text:span text:style-name="T9">&lt;administrador&gt;</text:span><text:span text:style-name="T16"> </text:span></text:p>
      <text:p text:style-name="normal"><text:span text:style-name="T21">E </text:span><text:span text:style-name="T2">o tipo de </text:span><text:span text:style-name="T9">&lt;Permissão&gt;</text:span><text:span text:style-name="T14"> </text:span><text:span text:style-name="T2">do usuário deve ser exibido</text:span><text:span text:style-name="T16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Usuario</text:span><text:span text:style-name="T23"> </text:span><text:span text:style-name="T21">|</text:span><text:span text:style-name="T14"> </text:span><text:span text:style-name="T9">Senha</text:span><text:span text:style-name="T23"> </text:span><text:span text:style-name="T21">|</text:span><text:span text:style-name="T14"> </text:span><text:span text:style-name="T9">Permissão</text:span><text:span text:style-name="T23"> </text:span><text:span text:style-name="T21">|</text:span><text:span text:style-name="T16"> </text:span></text:p>
      <text:p text:style-name="normal"><text:span text:style-name="T16"><text:s text:c="9"/></text:span><text:span text:style-name="T2">| "</text:span><text:span text:style-name="T27">jorgeadm@codemenu.com</text:span><text:span text:style-name="T2">"</text:span><text:span text:style-name="T23"> </text:span><text:span text:style-name="T21">|</text:span><text:span text:style-name="T30"> </text:span><text:span text:style-name="T27">"0001"</text:span><text:span text:style-name="T23"> </text:span><text:span text:style-name="T21">|</text:span><text:span text:style-name="T30"> </text:span><text:span text:style-name="T27">"Administrador"</text:span><text:span text:style-name="T23"> </text:span><text:span text:style-name="T21">|</text:span><text:span text:style-name="T16"> </text:span></text:p>
      <text:p text:style-name="P3"/>
      <text:p text:style-name="P3"/>
      <text:p text:style-name="P3"/>
      <text:p text:style-name="P3"/>
      <text:p text:style-name="P3"/>
      <text:p text:style-name="P3"><text:span text:style-name="T35">1.2</text:span>@ambienteSistema </text:p>
      <text:p text:style-name="P18"><text:span text:style-name="T21">Funcionalidade:</text:span><text:span text:style-name="T14"> </text:span><text:span text:style-name="T5">selecionar e estudar as tecnologias a ser utilizadas para o desenvolvimento do sistema, posso desenvolver todas as partes integradas do sistema</text:span></text:p>
      <text:p text:style-name="P12"/>
      <text:p text:style-name="P18"><text:span text:style-name="T21">Contexto</text:span><text:span text:style-name="T14"> </text:span><text:span text:style-name="T5">possibilidade de desenvolver o sistema com as tecnologias estudadas e selecionadas</text:span><text:span text:style-name="T16"> </text:span></text:p>
      <text:p text:style-name="P18"><text:span text:style-name="T21">Dado </text:span><text:span text:style-name="T2">q</text:span><text:span text:style-name="T5">ue ao se</text:span><text:span text:style-name="T6">l</text:span><text:span text:style-name="T5">ecionar e estudar as tecnologias a ser utilizadas posso desenvolver o sistema</text:span></text:p>
      <text:p text:style-name="P12"/>
      <text:p text:style-name="P18"><text:span text:style-name="T21">Esquema do Contexto </text:span><text:span text:style-name="T2"><text:s/></text:span><text:span text:style-name="T5">selecionar as tecnologias</text:span><text:span text:style-name="T2"> </text:span></text:p>
      <text:p text:style-name="P18"><text:span text:style-name="T21">Quando </text:span><text:span text:style-name="T5">definidas pelo grupo</text:span><text:span text:style-name="T16"> </text:span></text:p>
      <text:p text:style-name="P18"><text:span text:style-name="T21">E </text:span><text:span text:style-name="T5">estudar as tecnologias selecionadas</text:span><text:span text:style-name="T16"> </text:span></text:p>
      <text:p text:style-name="P18"><text:span text:style-name="T21">Então </text:span><text:span text:style-name="T6">posso aplicar para o desenvolvimento do sistema</text:span><text:span text:style-name="T16"> </text:span></text:p>
      <text:p text:style-name="P18"><text:span text:style-name="T21">E </text:span><text:span text:style-name="T6">compartilhar com a equipe sobre os estudos</text:span><text:span text:style-name="T16"> </text:span></text:p>
      <text:p text:style-name="P12"/>
      <text:p text:style-name="P18"><text:span text:style-name="T21">Exemplos:</text:span><text:span text:style-name="T16"> </text:span><text:span text:style-name="T21">|</text:span><text:span text:style-name="T14"> </text:span><text:span text:style-name="T10">Tecnologia</text:span><text:span text:style-name="T23"> </text:span><text:span text:style-name="T21">|</text:span><text:span text:style-name="T14"> </text:span><text:span text:style-name="T10">Membro da Equipe</text:span><text:span text:style-name="T23"> </text:span><text:span text:style-name="T21">|</text:span><text:span text:style-name="T14"> </text:span><text:span text:style-name="T9">P</text:span><text:span text:style-name="T10">razo</text:span><text:span text:style-name="T23"> </text:span><text:span text:style-name="T21">|</text:span><text:span text:style-name="T16"> </text:span></text:p>
      <text:p text:style-name="P18"><text:span text:style-name="T16"><text:s text:c="10"/></text:span><text:span text:style-name="T2">| "</text:span><text:span text:style-name="T29">android</text:span><text:span text:style-name="T2">"</text:span><text:span text:style-name="T23"> </text:span><text:span text:style-name="T21">|</text:span><text:span text:style-name="T30"> </text:span><text:span text:style-name="T27">"</text:span><text:span text:style-name="T28">Maria</text:span><text:span text:style-name="T27">"</text:span><text:span text:style-name="T23"> </text:span><text:span text:style-name="T21">|</text:span><text:span text:style-name="T30"> </text:span><text:span text:style-name="T27">"</text:span><text:span text:style-name="T28">3 dias</text:span><text:span text:style-name="T27">"</text:span><text:span text:style-name="T23"> </text:span><text:span text:style-name="T21">|</text:span><text:span text:style-name="T16"> </text:span></text:p>
      <text:p text:style-name="P12"/>
      <text:p text:style-name="P12"/>
      <text:p text:style-name="P12"/>
      <text:p text:style-name="P12"/>
      <text:p text:style-name="P18"/>
      <text:p text:style-name="P6"><text:span text:style-name="T35">1.2.1</text:span>@<text:span text:style-name="T37">configuração</text:span>Sistema </text:p>
      <text:p text:style-name="P19"><text:span text:style-name="T21">Funcionalidade:</text:span><text:span text:style-name="T14"> </text:span><text:span text:style-name="T5"><text:s/></text:span><text:span text:style-name="T6">configurar o ambiente de sistema com </text:span><text:span text:style-name="T5">as tecnologias a ser utilizadas para o desenvolvimento do sistema, posso </text:span><text:span text:style-name="T6">padronizar e </text:span><text:span text:style-name="T5">desenvolver todas as partes integradas do sistema</text:span></text:p>
      <text:p text:style-name="P13"/>
      <text:p text:style-name="P19"><text:span text:style-name="T21">Contexto</text:span><text:span text:style-name="T14"> </text:span><text:span text:style-name="T5">possibilidade de desenvolver o sistema com as </text:span><text:span text:style-name="T6">configurações instaladas no ambiente de desenvolvimento</text:span></text:p>
      <text:p text:style-name="P19"><text:span text:style-name="T21">Dado </text:span><text:span text:style-name="T2">q</text:span><text:span text:style-name="T5">ue ao </text:span><text:span text:style-name="T6">configurar</text:span><text:span text:style-name="T5"> as tecnologias a ser utilizadas posso desenvolver o sistema</text:span></text:p>
      <text:p text:style-name="P13"/>
      <text:p text:style-name="P19"><text:span text:style-name="T21">Esquema do Contexto </text:span><text:span text:style-name="T2"><text:s/></text:span><text:span text:style-name="T6">configurar</text:span><text:span text:style-name="T5"> </text:span><text:span text:style-name="T6">o ambinete de sistema com </text:span><text:span text:style-name="T5">as tecnologias</text:span><text:span text:style-name="T2"> </text:span><text:span text:style-name="T6">selecionadas</text:span></text:p>
      <text:p text:style-name="P19"><text:span text:style-name="T21">Então </text:span><text:span text:style-name="T6">posso aplicar para o desenvolvimento do sistema</text:span><text:span text:style-name="T16"> </text:span></text:p>
      <text:p text:style-name="P19"><text:span text:style-name="T21">E </text:span><text:span text:style-name="T6">padronizar o ambiente de desenvolvimento</text:span><text:span text:style-name="T16"> </text:span></text:p>
      <text:p text:style-name="P13"/>
      <text:p text:style-name="P19"><text:span text:style-name="T21">Exemplos:</text:span><text:span text:style-name="T16"> </text:span><text:span text:style-name="T21">|</text:span><text:span text:style-name="T14"> </text:span><text:span text:style-name="T10">Configuração</text:span><text:span text:style-name="T23"> </text:span><text:span text:style-name="T21">|</text:span><text:span text:style-name="T14"> </text:span><text:span text:style-name="T10">Membro da Equipe</text:span><text:span text:style-name="T23"> </text:span><text:span text:style-name="T21">|</text:span><text:span text:style-name="T14"> </text:span><text:span text:style-name="T9">P</text:span><text:span text:style-name="T10">razo</text:span><text:span text:style-name="T23"> </text:span><text:span text:style-name="T21">|</text:span><text:span text:style-name="T16"> </text:span></text:p>
      <text:p text:style-name="P7"><text:span text:style-name="T18"><text:s text:c="10"/></text:span>| "<text:span text:style-name="T34">android</text:span>"<text:span text:style-name="T24"> </text:span><text:span text:style-name="T20">|</text:span><text:span text:style-name="T31"> </text:span><text:span text:style-name="T26">"</text:span><text:span text:style-name="T34">Maria</text:span><text:span text:style-name="T26">"</text:span><text:span text:style-name="T24"> </text:span><text:span text:style-name="T20">|</text:span><text:span text:style-name="T31"> </text:span><text:span text:style-name="T26">"</text:span><text:span text:style-name="T34">3 dias</text:span><text:span text:style-name="T26">"</text:span><text:span text:style-name="T24"> </text:span><text:span text:style-name="T20">|</text:span><text:span text:style-name="T18"> </text:span></text:p>
      <text:p text:style-name="P6"/>
      <text:p text:style-name="P6"/>
      <text:p text:style-name="P6"><text:soft-page-break/></text:p>
      <text:p text:style-name="P6"/>
      <text:p text:style-name="P6"><text:span text:style-name="T35">1.2.2</text:span>@<text:span text:style-name="T37">instalação</text:span>Sistema </text:p>
      <text:p text:style-name="P19"><text:span text:style-name="T21">Funcionalidade:</text:span><text:span text:style-name="T14"> </text:span><text:span text:style-name="T5"><text:s/></text:span><text:span text:style-name="T6">instalar e testar o ambiente de desenvolvimento com </text:span><text:span text:style-name="T5">as tecnologias a ser utilizadas </text:span><text:span text:style-name="T6">em todos os sistemas operacionais </text:span><text:span text:style-name="T5">para o desenvolvimento do sistema, posso desenvolver todas as partes integradas do sistema</text:span></text:p>
      <text:p text:style-name="P13"/>
      <text:p text:style-name="P19"><text:span text:style-name="T21">Contexto</text:span><text:span text:style-name="T14"> </text:span><text:span text:style-name="T5">possibilidade de desenvolver o sistema com as tecnologias </text:span><text:span text:style-name="T6">instaladas em todos os sistemas operacionais testados</text:span></text:p>
      <text:p text:style-name="P19"><text:span text:style-name="T21">Dado </text:span><text:span text:style-name="T2">q</text:span><text:span text:style-name="T5">ue ao </text:span><text:span text:style-name="T6">instalar o ambiente de desenvolvimento</text:span></text:p>
      <text:p text:style-name="P13"/>
      <text:p text:style-name="P19"><text:span text:style-name="T21">Esquema do Contexto </text:span><text:span text:style-name="T2"><text:s/></text:span><text:span text:style-name="T7">instalar e testar o ambiente de desenvolvimento com</text:span><text:span text:style-name="T5"> as tecnologias</text:span><text:span text:style-name="T2"> </text:span></text:p>
      <text:p text:style-name="P19"><text:span text:style-name="T21">Quando </text:span><text:span text:style-name="T7">já testadas nos sistemas operacionais selecionados para os testes</text:span><text:span text:style-name="T16"> <text:s/></text:span></text:p>
      <text:p text:style-name="P19"><text:span text:style-name="T21">Então </text:span><text:span text:style-name="T6">posso aplicar para o desenvolvimento do sistema</text:span><text:span text:style-name="T16"> </text:span></text:p>
      <text:p text:style-name="P19"><text:span text:style-name="T21">E </text:span><text:span text:style-name="T6">compartilhar com a equipe sobre os estudos</text:span><text:span text:style-name="T16"> </text:span></text:p>
      <text:p text:style-name="P13"/>
      <text:p text:style-name="P19"><text:span text:style-name="T21">Exemplos:</text:span><text:span text:style-name="T16"> </text:span><text:span text:style-name="T21">|</text:span><text:span text:style-name="T14"> </text:span><text:span text:style-name="T10">Tecnologia</text:span><text:span text:style-name="T23"> </text:span><text:span text:style-name="T21">|</text:span><text:span text:style-name="T14"> </text:span><text:span text:style-name="T10">Membro da Equipe</text:span><text:span text:style-name="T23"> </text:span><text:span text:style-name="T21">|</text:span><text:span text:style-name="T14"> </text:span><text:span text:style-name="T9">P</text:span><text:span text:style-name="T10">razo</text:span><text:span text:style-name="T23"> </text:span><text:span text:style-name="T21">|</text:span><text:span text:style-name="T16"> </text:span></text:p>
      <text:p text:style-name="P7"><text:span text:style-name="T18"><text:s text:c="10"/></text:span>| "<text:span text:style-name="T34">android</text:span>"<text:span text:style-name="T24"> </text:span><text:span text:style-name="T20">|</text:span><text:span text:style-name="T31"> </text:span><text:span text:style-name="T26">"</text:span><text:span text:style-name="T34">Maria</text:span><text:span text:style-name="T26">"</text:span><text:span text:style-name="T24"> </text:span><text:span text:style-name="T20">|</text:span><text:span text:style-name="T31"> </text:span><text:span text:style-name="T26">"</text:span><text:span text:style-name="T34">3 dias</text:span><text:span text:style-name="T26">"</text:span><text:span text:style-name="T24"> </text:span><text:span text:style-name="T20">|</text:span><text:span text:style-name="T18"> </text:span></text:p>
      <text:p text:style-name="P3"/>
      <text:p text:style-name="P3"/>
      <text:p text:style-name="P3"/>
      <text:p text:style-name="P3"/>
      <text:p text:style-name="P3"/>
      <text:p text:style-name="P3"/>
      <text:p text:style-name="normal"><text:span text:style-name="T3">1.3</text:span><text:span text:style-name="T2">@desenvolvimentoSistema</text:span><text:span text:style-name="T16"> </text:span></text:p>
      <text:p text:style-name="P20"><text:span text:style-name="T21">Funcionalidade:</text:span><text:span text:style-name="T14"> </text:span><text:span text:style-name="T7">desenvolver o sistema </text:span><text:span text:style-name="T6">com </text:span><text:span text:style-name="T5">as tecnologias </text:span><text:span text:style-name="T7">selecionadas, configuradas e instaladas</text:span><text:span text:style-name="T5">, posso desenvolver todas as partes integradas do sistema</text:span></text:p>
      <text:p text:style-name="P14"/>
      <text:p text:style-name="P20"><text:span text:style-name="T21">Contexto</text:span><text:span text:style-name="T14"> </text:span><text:span text:style-name="T5">possibilidade de desenvolver o sistema com as tecnologias </text:span><text:span text:style-name="T7">selecionadas,</text:span><text:span text:style-name="T5"> </text:span><text:span text:style-name="T6">instaladas </text:span><text:span text:style-name="T7">e</text:span><text:span text:style-name="T6"> </text:span><text:span text:style-name="T7">configuradas</text:span><text:span text:style-name="T6"> em todos os sistemas operacionais testados</text:span></text:p>
      <text:p text:style-name="P20"><text:span text:style-name="T21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14"/>
      <text:p text:style-name="P20"><text:span text:style-name="T21">Esquema do Contexto </text:span><text:span text:style-name="T2"><text:s/></text:span><text:span text:style-name="T7">desenvolvimento do sistema </text:span><text:span text:style-name="T2"><text:s/></text:span></text:p>
      <text:p text:style-name="P20"><text:span text:style-name="T21">Quando </text:span><text:span text:style-name="T7">o ambiente do sistema estiver selecionada, instalado e configurado</text:span><text:span text:style-name="T16"> <text:s/></text:span></text:p>
      <text:p text:style-name="P20"><text:span text:style-name="T21">Então </text:span><text:span text:style-name="T6">posso </text:span><text:span text:style-name="T7">desenvolver</text:span><text:span text:style-name="T6"> o sistema</text:span><text:span text:style-name="T16"> </text:span></text:p>
      <text:p text:style-name="P20"><text:span text:style-name="T21">E </text:span><text:span text:style-name="T7">iniciar o desenvolvimento de partes do sistema definido pela equipe</text:span><text:span text:style-name="T16"> </text:span></text:p>
      <text:p text:style-name="P14"/>
      <text:p text:style-name="P20"><text:span text:style-name="T21">Exemplos:</text:span><text:span text:style-name="T16"> </text:span><text:span text:style-name="T21">|</text:span><text:span text:style-name="T14"> </text:span><text:span text:style-name="T10">Tecnologia</text:span><text:span text:style-name="T23"> </text:span><text:span text:style-name="T21">|</text:span><text:span text:style-name="T14"> </text:span><text:span text:style-name="T10">Membro da Equipe</text:span><text:span text:style-name="T23"> </text:span><text:span text:style-name="T21">|</text:span><text:span text:style-name="T14"> </text:span><text:span text:style-name="T9">P</text:span><text:span text:style-name="T10">razo</text:span><text:span text:style-name="T23"> </text:span><text:span text:style-name="T21">|</text:span><text:span text:style-name="T16"> </text:span></text:p>
      <text:p text:style-name="P8"><text:span text:style-name="T18"><text:s text:c="10"/></text:span><text:span text:style-name="T19">| "</text:span><text:span text:style-name="T33">android</text:span><text:span text:style-name="T19">"</text:span><text:span text:style-name="T25"> |</text:span><text:span text:style-name="T32"> "</text:span><text:span text:style-name="T33">Maria</text:span><text:span text:style-name="T32">"</text:span><text:span text:style-name="T25"> |</text:span><text:span text:style-name="T32"> "</text:span><text:span text:style-name="T33">3 dias</text:span><text:span text:style-name="T32">"</text:span><text:span text:style-name="T25"> |</text:span><text:span text:style-name="T19"> </text:span></text:p>
      <text:p text:style-name="P6"/>
      <text:p text:style-name="P6"/>
      <text:p text:style-name="P29"><text:a xlink:type="simple" xlink:href="mailto:1.3.1@desenvolvimento" text:style-name="Internet_20_link" text:visited-style-name="Visited_20_Internet_20_Link"><text:span text:style-name="T12">1.3.</text:span></text:a><text:a xlink:type="simple" xlink:href="mailto:1.3.1@desenvolvimento" text:style-name="Internet_20_link" text:visited-style-name="Visited_20_Internet_20_Link"><text:span text:style-name="T13">1</text:span></text:a><text:a xlink:type="simple" xlink:href="mailto:1.3.1@desenvolvimento" text:style-name="Internet_20_link" text:visited-style-name="Visited_20_Internet_20_Link"><text:span text:style-name="T11">@desenvolvimento</text:span></text:a><text:span text:style-name="T11"> </text:span><text:span text:style-name="T13">do Web Server</text:span><text:span text:style-name="T16"> </text:span></text:p>
      <text:p text:style-name="P29"><text:span text:style-name="T21">Funcionalidade:</text:span><text:span text:style-name="T14"> </text:span><text:span text:style-name="T7">desenvolver o </text:span><text:span text:style-name="T8">web server</text:span><text:span text:style-name="T7"> </text:span><text:span text:style-name="T6">com </text:span><text:span text:style-name="T5">as tecnologias </text:span><text:span text:style-name="T7">selecionadas, </text:span><text:span text:style-name="T8">para que o mesmo faça <text:s/>a interação entre o cliente e o banco de dados.</text:span></text:p>
      <text:p text:style-name="P26"/>
      <text:p text:style-name="P29"><text:span text:style-name="T21">Contexto</text:span><text:span text:style-name="T14"> </text:span><text:span text:style-name="T5">possibilidade de desenvolver o </text:span><text:span text:style-name="T8">web server</text:span><text:span text:style-name="T5"> </text:span><text:span text:style-name="T8">que seja capaz de atender e responder todos os tipos de requisições vindas de dispositivos diferentes.</text:span></text:p>
      <text:p text:style-name="P29"><text:span text:style-name="T21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26"/>
      <text:p text:style-name="P29"><text:span text:style-name="T21">Esquema do Contexto </text:span><text:span text:style-name="T2"><text:s/></text:span><text:span text:style-name="T7">desenvolv</text:span><text:span text:style-name="T8">er um web server</text:span><text:span text:style-name="T7"> </text:span><text:span text:style-name="T2"><text:s/></text:span></text:p>
      <text:p text:style-name="P29"><text:span text:style-name="T21">Quando </text:span><text:span text:style-name="T8">os dispositivos conectados fizerem requisições</text:span><text:span text:style-name="T16"> <text:s/></text:span></text:p>
      <text:p text:style-name="P29"><text:span text:style-name="T21">Então </text:span><text:span text:style-name="T8">devo responder da forma apropriada</text:span><text:span text:style-name="T16"> </text:span></text:p>
      <text:p text:style-name="P29"><text:span text:style-name="T21">E </text:span><text:span text:style-name="T8">manter o banco e o dispositivo com as informações atualizadas</text:span><text:span text:style-name="T16"> </text:span></text:p>
      <text:p text:style-name="P26"/>
      <text:p text:style-name="P28"><text:span text:style-name="T20">Exemplos:</text:span><text:span text:style-name="T18"> </text:span><text:span text:style-name="T20">|</text:span><text:span text:style-name="T38"> </text:span><text:span text:style-name="T39">Tecnologia</text:span><text:span text:style-name="T24"> </text:span><text:span text:style-name="T20">|</text:span><text:span text:style-name="T38"> </text:span><text:span text:style-name="T39">Membro da Equipe</text:span><text:span text:style-name="T24"> </text:span><text:span text:style-name="T20">|</text:span><text:span text:style-name="T38"> </text:span>P<text:span text:style-name="T39">razo</text:span><text:span text:style-name="T24"> </text:span><text:span text:style-name="T20">|</text:span></text:p>
      <text:p text:style-name="P11"/>
      <text:p text:style-name="P1"/>
      <text:p text:style-name="P21"/>
      <text:p text:style-name="P11"/>
      <text:p text:style-name="P17"><text:span text:style-name="T36">2. </text:span>Tela do Sistema do Cliente do CodeMenu</text:p>
      <text:p text:style-name="P3"/>
      <text:p text:style-name="P4"/>
      <text:p text:style-name="P3"/>
      <text:p text:style-name="P3"><text:span text:style-name="T36">2.1</text:span>@acessarAplicativo</text:p>
      <text:p text:style-name="normal"><text:span text:style-name="T21">Funcionalidade:</text:span><text:span text:style-name="T14"> </text:span><text:span text:style-name="T2">realizar acesso </text:span><text:span text:style-name="T4">a pagina principal do</text:span><text:span text:style-name="T2"> aplicativo via smartphone com sistema android para acessar opções de uso para solicitar e finalizar pedidos de alimentos e bebidas, acompanhar pedidos e comanda de gastos por Qr Code de mesa</text:span></text:p>
      <text:p text:style-name="P11"/>
      <text:p text:style-name="normal"><text:span text:style-name="T21">Contexto:</text:span><text:span text:style-name="T14"> </text:span><text:span text:style-name="T2">possibilidade de acessar </text:span><text:span text:style-name="T4">a pagina principal com as </text:span><text:span text:style-name="T2">opções do aplicativo para solicitar pedidos e acompanhar comanda de gastos </text:span></text:p>
      <text:p text:style-name="normal"><text:span text:style-name="T21">Dado </text:span><text:span text:style-name="T2">que o cliente possa acessar </text:span><text:span text:style-name="T4">a pagina principal d</text:span><text:span text:style-name="T2">o aplicativo</text:span></text:p>
      <text:p text:style-name="P11"/>
      <text:p text:style-name="normal"><text:span text:style-name="T21">Esquema do Cenário:</text:span><text:span text:style-name="T14"> </text:span><text:span text:style-name="T2">realizar acesso do ao aplicativo do sistema </text:span><text:span text:style-name="T4">na pagina principal </text:span><text:span text:style-name="T2">como cliente via QR Code instalado nas mesas do estabelecimento e identificado pelo id(número) do smartphone</text:span></text:p>
      <text:p text:style-name="normal"><text:span text:style-name="T21">Quando </text:span><text:span text:style-name="T2">informar </text:span><text:span text:style-name="T9">&lt;id&gt;</text:span><text:span text:style-name="T2"> pelo QR Code</text:span></text:p>
      <text:p text:style-name="normal"><text:span text:style-name="T21">Então </text:span><text:span text:style-name="T2">o sistema deve permitir acesso </text:span><text:span text:style-name="T4">a pagina principal</text:span><text:span text:style-name="T2"> </text:span><text:span text:style-name="T4">d</text:span><text:span text:style-name="T2">o aplicativo identificado pelo </text:span><text:span text:style-name="T9">&lt;id&gt;</text:span></text:p>
      <text:p text:style-name="normal"><text:span text:style-name="T21">E </text:span><text:span text:style-name="T2">permitir selecionar as opções de solicitar e finalizar </text:span><text:span text:style-name="T9">&lt;pedidos&gt;</text:span><text:span text:style-name="T2">, acompanhar </text:span><text:span text:style-name="T9">&lt;comanda&gt;</text:span><text:span text:style-name="T2"> de consumo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Id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6"> </text:span></text:p>
      <text:p text:style-name="normal"><text:span text:style-name="T16"><text:s text:c="9"/></text:span><text:span text:style-name="T2">| "</text:span><text:span text:style-name="T27">1</text:span><text:span text:style-name="T2">"</text:span><text:span text:style-name="T23"> </text:span><text:span text:style-name="T21">|</text:span><text:span text:style-name="T30">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3"/>
      <text:p text:style-name="P3"><text:span text:style-name="T36">2.2</text:span>@dowloadAplicativo</text:p>
      <text:p text:style-name="normal"><text:span text:style-name="T21">Funcionalidade:</text:span><text:span text:style-name="T14"> </text:span><text:span text:style-name="T2">realizar o download e instalação do aplicativo via plataforma do Google a Play Store e também ao scannear o QR Code da mesa do estabelecimento pela primeira vez será realizado o redirecionamento para efetuar o download e instalação do aplicativo via plataforma do Google a Play Store</text:span></text:p>
      <text:p text:style-name="P11"/>
      <text:p text:style-name="normal"><text:span text:style-name="T21">Contexto:</text:span><text:span text:style-name="T14"> </text:span><text:span text:style-name="T2">possibilidade de realizar o download e instalação do aplicativo <text:s/>via plataforma do Google a Play Store</text:span></text:p>
      <text:p text:style-name="normal"><text:span text:style-name="T21">Dado </text:span><text:span text:style-name="T2">que o cliente possa acessar a play store do google </text:span></text:p>
      <text:p text:style-name="P11"/>
      <text:p text:style-name="normal"><text:span text:style-name="T21">Esquema do Cenário:</text:span><text:span text:style-name="T14"> </text:span><text:span text:style-name="T2">realizar o download e instalação do aplicativo CodeMenu do sisetma via plataforma do Google a Play Store <text:s text:c="2"/></text:span></text:p>
      <text:p text:style-name="normal"><text:span text:style-name="T21">Quando </text:span><text:span text:style-name="T2">scannear na mesa do estabelecimento o QR Code ou pesquisar na loja Play Store do Google </text:span></text:p>
      <text:p text:style-name="normal"><text:span text:style-name="T21">Então </text:span><text:span text:style-name="T2">o aplicativo deve permitir que o </text:span><text:span text:style-name="T9">&lt;cliente&gt; </text:span><text:span text:style-name="T2">realize o download e instalação do aplicativo no seu smatphone </text:span></text:p>
      <text:p text:style-name="normal"><text:span text:style-name="T21">E</text:span><text:span text:style-name="T2"> acessar as opção de instalação</text:span><text:span text:style-name="T16"> </text:span></text:p>
      <text:p text:style-name="P10"/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Id</text:span><text:span text:style-name="T23"> </text:span><text:span text:style-name="T21">|</text:span><text:span text:style-name="T14"> </text:span><text:span text:style-name="T9">Permissao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7">1</text:span><text:span text:style-name="T2">"</text:span><text:span text:style-name="T23"> </text:span><text:span text:style-name="T21">|</text:span><text:span text:style-name="T30"> </text:span><text:span text:style-name="T27">"51-99999-9999"</text:span><text:span text:style-name="T23"> </text:span><text:span text:style-name="T21">|</text:span><text:span text:style-name="T30"> </text:span><text:span text:style-name="T27">"Cliente"</text:span><text:span text:style-name="T23"> </text:span><text:span text:style-name="T21">|</text:span><text:span text:style-name="T16"> </text:span></text:p>
      <text:p text:style-name="P11"/>
      <text:p text:style-name="P11"/>
      <text:p text:style-name="P11"><text:s/></text:p>
      <text:p text:style-name="normal"><text:span text:style-name="T4">2.3</text:span><text:span text:style-name="T2">@selecionarAlimento</text:span><text:span text:style-name="T16"> </text:span></text:p>
      <text:p text:style-name="normal"><text:span text:style-name="T21">Funcionalidade:</text:span><text:span text:style-name="T14"> </text:span><text:span text:style-name="T2">realizar seleção de opções de alimentos e bebidas, posso escolher o tipo e quantidade de alimentos e bebidas para o consumo da comanda do cliente</text:span></text:p>
      <text:p text:style-name="P11"/>
      <text:p text:style-name="normal"><text:span text:style-name="T21">Contexto:</text:span><text:span text:style-name="T14"> </text:span><text:span text:style-name="T2">possibilidade de solicitar pedidos</text:span></text:p>
      <text:p text:style-name="normal"><text:span text:style-name="T21">Dado </text:span><text:span text:style-name="T2">que o cliente possa acessar o aplicativo CodeMenu </text:span><text:span text:style-name="T16"><text:s/></text:span></text:p>
      <text:p text:style-name="P11"/>
      <text:p text:style-name="normal"><text:span text:style-name="T21">Esquema do Cenário:</text:span><text:span text:style-name="T14"> </text:span><text:span text:style-name="T2">realizar solicitação de tipo e quantidade de alimentos e bebidas para incluir no consumo da comanda</text:span></text:p>
      <text:p text:style-name="normal"><text:span text:style-name="T21">Quando </text:span><text:span text:style-name="T2">selecionar a opção </text:span><text:span text:style-name="T9">&lt;pedido&gt;</text:span><text:span text:style-name="T2"> </text:span></text:p>
      <text:p text:style-name="normal"><text:span text:style-name="T21">E </text:span><text:span text:style-name="T2">selecionar as</text:span><text:span text:style-name="T9"> &lt;opções&gt; </text:span><text:span text:style-name="T2">de alimentos</text:span><text:span text:style-name="T15"> e bebidas</text:span><text:span text:style-name="T16"> </text:span></text:p>
      <text:p text:style-name="normal"><text:span text:style-name="T21">Então </text:span><text:span text:style-name="T2">o sistema deve permitir a solicitação de confirmação do </text:span><text:span text:style-name="T9">&lt;pedido&gt;</text:span></text:p>
      <text:p text:style-name="normal"><text:span text:style-name="T21">E </text:span><text:span text:style-name="T2">mostar uma </text:span><text:span text:style-name="T9">&lt;mensagem&gt;</text:span><text:span text:style-name="T2"> de </text:span><text:span text:style-name="T9">&lt;pedido&gt;</text:span><text:span text:style-name="T2"> realizado </text:span><text:span text:style-name="T16"><text:s/>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Tipo</text:span><text:span text:style-name="T23"> </text:span><text:span text:style-name="T21">|</text:span><text:span text:style-name="T16"> </text:span><text:span text:style-name="T9">Quantidade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alimento1" “bebida1”</text:span><text:span text:style-name="T23"> </text:span><text:span text:style-name="T21">|</text:span><text:span text:style-name="T16"> </text:span><text:span text:style-name="T27">"1"</text:span><text:span text:style-name="T23"> </text:span><text:span text:style-name="T21">|</text:span></text:p>
      <text:p text:style-name="P11"/>
      <text:p text:style-name="P3"/>
      <text:p text:style-name="P3"/>
      <text:p text:style-name="P3"><text:span text:style-name="T36">2.4</text:span>@solicitarPedido</text:p>
      <text:p text:style-name="normal"><text:span text:style-name="T21">Funcionalidade:</text:span><text:span text:style-name="T14"> </text:span><text:span text:style-name="T2">realizar solicitação de pedido de alimentos e bebidas após selecionar as opções de alimentos e bebidas, posso efetuar o pedido para a cozinha e o garçom</text:span></text:p>
      <text:p text:style-name="P11"/>
      <text:p text:style-name="normal"><text:span text:style-name="T21">Contexto:</text:span><text:span text:style-name="T14"> </text:span><text:span text:style-name="T2">possibilidade de solicitar o pedido para realizar na cozinha ou ser entregue pelo garçom </text:span><text:span text:style-name="T17"><text:s/></text:span></text:p>
      <text:p text:style-name="normal"><text:span text:style-name="T21">Dado</text:span><text:span text:style-name="T2"> que o cliente possa acessar a opção de confirmar o pedido </text:span><text:span text:style-name="T16"><text:s/></text:span></text:p>
      <text:p text:style-name="P11"/>
      <text:p text:style-name="normal"><text:span text:style-name="T21">Esquema do Cenário:</text:span><text:span text:style-name="T14"> </text:span><text:span text:style-name="T2">realizar solicitação de tipo e quantidade de alimento e bebida pelo cliente</text:span></text:p>
      <text:p text:style-name="normal"><text:span text:style-name="T21">Quando </text:span><text:span text:style-name="T2">selecionar as </text:span><text:span text:style-name="T9">&lt;opções&gt;</text:span><text:span text:style-name="T2"> de tipo e quantidade de alimentos e bebidas</text:span><text:span text:style-name="T14"> </text:span><text:span text:style-name="T16"><text:s/></text:span></text:p>
      <text:p text:style-name="normal"><text:soft-page-break/><text:span text:style-name="T21">E </text:span><text:span text:style-name="T2">selecionar a opção de </text:span><text:span text:style-name="T9">&lt;confirmar&gt; </text:span><text:span text:style-name="T2">o pedido </text:span></text:p>
      <text:p text:style-name="normal"><text:span text:style-name="T21">Então </text:span><text:span text:style-name="T2">o sistema deve permitir o envio do </text:span><text:span text:style-name="T9">&lt;pedido&gt;</text:span><text:span text:style-name="T2"> para a </text:span><text:span text:style-name="T9">&lt;cozinha&gt;</text:span><text:span text:style-name="T2"> ou </text:span><text:span text:style-name="T9">&lt;garçom&gt;</text:span><text:span text:style-name="T17"> </text:span></text:p>
      <text:p text:style-name="normal"><text:span text:style-name="T21">E </text:span><text:span text:style-name="T2">informar o </text:span><text:span text:style-name="T9">&lt;cliente&gt;</text:span><text:span text:style-name="T2"> com uma mensagem que já foi realizado o </text:span><text:span text:style-name="T9">&lt;pedido&gt;</text:span><text:span text:style-name="T15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Mensagem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eu pedido foi realizado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11"/>
      <text:p text:style-name="P3"><text:span text:style-name="T36">2.5</text:span>@acompanharPedido</text:p>
      <text:p text:style-name="normal"><text:span text:style-name="T21">Funcionalidade:</text:span><text:span text:style-name="T14"> </text:span><text:span text:style-name="T2">realizar o acompanhamento do pedido solicitado, posso verificar o status do pedido realizado, se foi entregue na cozinha e quando será servido pelo garçom </text:span></text:p>
      <text:p text:style-name="P11"/>
      <text:p text:style-name="normal"><text:span text:style-name="T21">Contexto:</text:span><text:span text:style-name="T14"> </text:span><text:span text:style-name="T2">possibilidade de acompanhar o pedido solicitado </text:span><text:span text:style-name="T16"><text:s/></text:span></text:p>
      <text:p text:style-name="normal"><text:span text:style-name="T21">Dado </text:span><text:span text:style-name="T2">que o cliente possa acessar a opção de acompanhar o pedido </text:span><text:span text:style-name="T16"><text:s/></text:span></text:p>
      <text:p text:style-name="P11"/>
      <text:p text:style-name="normal"><text:span text:style-name="T21">Esquema do Cenário:</text:span><text:span text:style-name="T14"> </text:span><text:span text:style-name="T2">realizar o acompanhamento do </text:span><text:span text:style-name="T9">&lt;pedido&gt;</text:span><text:span text:style-name="T2"> solicitado via mensagem e </text:span><text:span text:style-name="T9">&lt;status&gt;</text:span></text:p>
      <text:p text:style-name="normal"><text:span text:style-name="T21">Quando </text:span><text:span text:style-name="T2">informar o </text:span><text:span text:style-name="T9">&lt;pedido&gt;</text:span><text:span text:style-name="T2"> realizado</text:span><text:span text:style-name="T14"> </text:span><text:span text:style-name="T16"><text:s/></text:span><text:span text:style-name="T14"><text:s/></text:span><text:span text:style-name="T16"><text:s/></text:span></text:p>
      <text:p text:style-name="normal"><text:span text:style-name="T21">Então </text:span><text:span text:style-name="T2">o sistema deve permitir o envio de mensagem de </text:span><text:span text:style-name="T9">&lt;status&gt;</text:span></text:p>
      <text:p text:style-name="normal"><text:span text:style-name="T21">E </text:span><text:span text:style-name="T2">permitir acompanhar via </text:span><text:span text:style-name="T9">&lt;status&gt;</text:span><text:span text:style-name="T2"> se o &lt;pedido&gt; esta na </text:span><text:span text:style-name="T9">&lt;cozinha&gt;</text:span><text:span text:style-name="T2"> ou com </text:span><text:span text:style-name="T9">&lt;garçom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Mensagem</text:span><text:span text:style-name="T23"> </text:span><text:span text:style-name="T21">|</text:span><text:span text:style-name="T16"> </text:span><text:span text:style-name="T9">Status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Pedido na cozinha"</text:span><text:span text:style-name="T23"> </text:span><text:span text:style-name="T21">|</text:span><text:span text:style-name="T16"> </text:span><text:span text:style-name="T27">"§§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3"><text:span text:style-name="T36">2.6</text:span>@verificarComanda</text:p>
      <text:p text:style-name="normal"><text:span text:style-name="T21">Funcionalidade:</text:span><text:span text:style-name="T14"> </text:span><text:span text:style-name="T2">realizar o acompanhamento de consumo na comanda fornecida após solicitação de pedido, posso verificar o valor gasto total do pedido do cliente e da mesa </text:span></text:p>
      <text:p text:style-name="P11"/>
      <text:p text:style-name="normal"><text:span text:style-name="T21">Contexto:</text:span><text:span text:style-name="T14"> </text:span><text:span text:style-name="T2">possibilidade de acompanhar os gastos como cliente e da mesa </text:span><text:span text:style-name="T16"><text:s/></text:span></text:p>
      <text:p text:style-name="normal"><text:span text:style-name="T21">Dado </text:span><text:span text:style-name="T2">que o cliente possa realizar o pedido</text:span><text:span text:style-name="T17"> </text:span></text:p>
      <text:p text:style-name="P11"/>
      <text:p text:style-name="normal"><text:span text:style-name="T21">Esquema do Cenário:</text:span><text:span text:style-name="T14"> </text:span><text:span text:style-name="T2">realizar a verificação de </text:span><text:span text:style-name="T9">&lt;consumo&gt;</text:span><text:span text:style-name="T2"> na </text:span><text:span text:style-name="T9">&lt;comanda&gt;</text:span><text:span text:style-name="T2"> <text:s/></text:span></text:p>
      <text:p text:style-name="normal"><text:span text:style-name="T21">Quando </text:span><text:span text:style-name="T2">solicitar acompanhar a </text:span><text:span text:style-name="T9">&lt;comanda&gt;</text:span><text:span text:style-name="T2"> </text:span><text:span text:style-name="T14"><text:s/>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consumo&gt;</text:span><text:span text:style-name="T2"> com os </text:span><text:span text:style-name="T9">&lt;pedido&gt;</text:span><text:span text:style-name="T2"> </text:span><text:span text:style-name="T16"><text:s/></text:span></text:p>
      <text:p text:style-name="normal"><text:span text:style-name="T21">E </text:span><text:span text:style-name="T2">verificar os </text:span><text:span text:style-name="T9">&lt;consumo&gt;</text:span><text:span text:style-name="T2"> da </text:span><text:span text:style-name="T9">&lt;comanda&gt;</text:span><text:span text:style-name="T2">. </text:span><text:span text:style-name="T9">&lt;cliente&gt;</text:span><text:span text:style-name="T2"> e da </text:span><text:span text:style-name="T9">&lt;mesa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Gastos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R$00,00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3"><text:span text:style-name="T36">2.7</text:span>@encerrarPedido</text:p>
      <text:p text:style-name="normal"><text:span text:style-name="T21">Funcionalidade:</text:span><text:span text:style-name="T14"> </text:span><text:span text:style-name="T2">realizar a finalização do pedido do cliente ou da mesa, posso verificar os consumo como cliente, e posso dividir os consumo com outros clientes da mesa, e posso ir ao caixa realizar pagamento com a comanda </text:span></text:p>
      <text:p text:style-name="P11"/>
      <text:p text:style-name="normal"><text:span text:style-name="T21">Contexto:</text:span><text:span text:style-name="T14"> </text:span><text:span text:style-name="T2">possibilidade de finalizar e dividir os consumo com o pedido do cliente e da mesa </text:span><text:span text:style-name="T17"><text:s/></text:span></text:p>
      <text:p text:style-name="normal"><text:span text:style-name="T21">Dado </text:span><text:span text:style-name="T2">que posso realizar pedido no aplicativo do sistema <text:s/></text:span><text:span text:style-name="T16"><text:s/></text:span></text:p>
      <text:p text:style-name="P11"/>
      <text:p text:style-name="normal"><text:span text:style-name="T21">Esquema do Cenário:</text:span><text:span text:style-name="T14"> </text:span><text:span text:style-name="T2">realizar finalização do pedido do cliente ou da mesa via comanda do aplicativo </text:span></text:p>
      <text:p text:style-name="normal"><text:span text:style-name="T21">Quando </text:span><text:span text:style-name="T2">selecionar a opção de </text:span><text:span text:style-name="T9">&lt;encerrar&gt;</text:span><text:span text:style-name="T2"> o </text:span><text:span text:style-name="T9">&lt;pedido&gt;</text:span><text:span text:style-name="T14"> </text:span><text:span text:style-name="T16"><text:s/></text:span></text:p>
      <text:p text:style-name="normal"><text:span text:style-name="T21">E </text:span><text:span text:style-name="T2">confirmar a forma de </text:span><text:span text:style-name="T9">&lt;pagamento&gt;</text:span><text:span text:style-name="T2"> como </text:span><text:span text:style-name="T9">&lt;cliente&gt;</text:span><text:span text:style-name="T2"> ou </text:span><text:span text:style-name="T9">&lt;dividir&gt;</text:span><text:span text:style-name="T14"> </text:span><text:span text:style-name="T16"><text:s/></text:span></text:p>
      <text:p text:style-name="normal"><text:span text:style-name="T21">Então </text:span><text:span text:style-name="T2">o sistema deve permitir a finalização da </text:span><text:span text:style-name="T9">&lt;comanda&gt;</text:span><text:span text:style-name="T2"> </text:span><text:span text:style-name="T16"><text:s/></text:span></text:p>
      <text:p text:style-name="normal"><text:span text:style-name="T21">E </text:span><text:span text:style-name="T2">enviar para o </text:span><text:span text:style-name="T9">&lt;caixa&gt;</text:span><text:span text:style-name="T2"> o </text:span><text:span text:style-name="T9">&lt;consumo&gt;</text:span><text:span text:style-name="T2"> com a <text:s/></text:span><text:span text:style-name="T9">&lt;comanda&gt;</text:span><text:span text:style-name="T2"> do </text:span><text:span text:style-name="T9">&lt;cliente&gt;</text:span><text:span text:style-name="T2"> e da </text:span><text:span text:style-name="T9">&lt;mesa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ComandaCliente</text:span><text:span text:style-name="T23"> </text:span><text:span text:style-name="T21">|</text:span><text:span text:style-name="T16"> </text:span><text:span text:style-name="T9">ComandaMesa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R$00,00"</text:span><text:span text:style-name="T23"> </text:span><text:span text:style-name="T21">|</text:span><text:span text:style-name="T16"> </text:span><text:span text:style-name="T27">"R$00,00"</text:span><text:span text:style-name="T23"> </text:span><text:span text:style-name="T21">|</text:span><text:span text:style-name="T16"> </text:span></text:p>
      <text:p text:style-name="P11"/>
      <text:p text:style-name="P11"/>
      <text:p text:style-name="P3"/>
      <text:p text:style-name="P2"/>
      <text:p text:style-name="P22"/>
      <text:p text:style-name="P17"><text:span text:style-name="T36">3. </text:span>Tela do Sistema de Administração do CodeMenu</text:p>
      <text:p text:style-name="P4"/>
      <text:p text:style-name="P3"/>
      <text:p text:style-name="normal"><text:span text:style-name="T4">3.1</text:span><text:span text:style-name="T2">@login</text:span><text:span text:style-name="T16"> </text:span></text:p>
      <text:p text:style-name="normal"><text:span text:style-name="T21">Funcionalidade:</text:span><text:span text:style-name="T14"> </text:span><text:span text:style-name="T2">realizar login no sistema de gestão de pedidos cardápio de restaurantes “CodeMenu”</text:span><text:span text:style-name="T16"> </text:span><text:span text:style-name="T2">Para validar a autenticação no Controle de Administração do CodeMenu</text:span><text:span text:style-name="T16"> </text:span><text:span text:style-name="T2">Como administrador do sistema</text:span><text:span text:style-name="T16"> </text:span><text:span text:style-name="T2">Eu quero logar e validar as permissões de administrador, cozinha, garçom e caixa. </text:span></text:p>
      <text:p text:style-name="P11"/>
      <text:p text:style-name="normal"><text:span text:style-name="T21">Contexto:</text:span><text:span text:style-name="T14"> </text:span><text:span text:style-name="T2">possibilidade de acessar o sistema</text:span><text:span text:style-name="T16"> </text:span></text:p>
      <text:p text:style-name="normal"><text:span text:style-name="T21">Dado </text:span><text:span text:style-name="T2">que usuário possa acessar a tela de login do sistema</text:span><text:span text:style-name="T16"> </text:span></text:p>
      <text:p text:style-name="P11"/>
      <text:p text:style-name="normal"><text:span text:style-name="T21">Esquema do Cenário:</text:span><text:span text:style-name="T14"> </text:span><text:span text:style-name="T2">realizar login no sistema com usuários válidos</text:span><text:span text:style-name="T16"> </text:span></text:p>
      <text:p text:style-name="normal"><text:span text:style-name="T21">Quando </text:span><text:span text:style-name="T2">informar um </text:span><text:span text:style-name="T9">&lt;Usuário&gt;</text:span><text:span text:style-name="T14"> </text:span><text:span text:style-name="T2">válido</text:span><text:span text:style-name="T16"> </text:span></text:p>
      <text:p text:style-name="normal"><text:span text:style-name="T21">E </text:span><text:span text:style-name="T2">inserir uma </text:span><text:span text:style-name="T9">&lt;Senha&gt;</text:span><text:span text:style-name="T14"> </text:span><text:span text:style-name="T2">válida</text:span><text:span text:style-name="T16"> </text:span></text:p>
      <text:p text:style-name="normal"><text:span text:style-name="T21">Então </text:span><text:span text:style-name="T2">o sistema deve permitir a autenticação como </text:span><text:span text:style-name="T9">&lt;administrador&gt;</text:span><text:span text:style-name="T16"> </text:span></text:p>
      <text:p text:style-name="normal"><text:span text:style-name="T21">E </text:span><text:span text:style-name="T2">o tipo de </text:span><text:span text:style-name="T9">&lt;Permissão&gt;</text:span><text:span text:style-name="T14"> </text:span><text:span text:style-name="T2">do usuário deve ser exibido</text:span><text:span text:style-name="T16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Usuario</text:span><text:span text:style-name="T23"> </text:span><text:span text:style-name="T21">|</text:span><text:span text:style-name="T14"> </text:span><text:span text:style-name="T9">Senha</text:span><text:span text:style-name="T23"> </text:span><text:span text:style-name="T21">|</text:span><text:span text:style-name="T14"> </text:span><text:span text:style-name="T9">Permissão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7">jorgeadm@codemenu.com</text:span><text:span text:style-name="T2">"</text:span><text:span text:style-name="T23"> </text:span><text:span text:style-name="T21">|</text:span><text:span text:style-name="T30"> </text:span><text:span text:style-name="T27">"0001"</text:span><text:span text:style-name="T23"> </text:span><text:span text:style-name="T21">|</text:span><text:span text:style-name="T30"> </text:span><text:span text:style-name="T27">"Administrador"</text:span><text:span text:style-name="T23"> </text:span><text:span text:style-name="T21">|</text:span><text:span text:style-name="T16"> </text:span></text:p>
      <text:p text:style-name="P11"/>
      <text:p text:style-name="P11"/>
      <text:p text:style-name="P3"/>
      <text:p text:style-name="normal"><text:span text:style-name="T4">3.2</text:span><text:span text:style-name="T2">@controleMesas</text:span><text:span text:style-name="T16"> </text:span></text:p>
      <text:p text:style-name="normal"><text:span text:style-name="T21">Funcionalidade:</text:span><text:span text:style-name="T14"> </text:span><text:span text:style-name="T2">realizar o controle de acesso as mesas cadastradas com o QR Code associado ao fluxo de clientes, posso verificar se a mesa esta ocupada ou reservada, posso verificar quantidade de clientes <text:s/></text:span></text:p>
      <text:p text:style-name="P11"/>
      <text:p text:style-name="normal"><text:span text:style-name="T21">Contexto:</text:span><text:span text:style-name="T14"> </text:span><text:span text:style-name="T2">possibilidade de controlar o acesso de clientes a mesas(lugares) do estabelecimento </text:span><text:span text:style-name="T16"><text:s/></text:span></text:p>
      <text:p text:style-name="normal"><text:span text:style-name="T21">Dado </text:span><text:span text:style-name="T2">que o administrador possa acessar a opção mesas </text:span><text:span text:style-name="T17"><text:s/></text:span></text:p>
      <text:p text:style-name="P11"/>
      <text:p text:style-name="normal"><text:span text:style-name="T21">Esquema do Cenário:</text:span><text:span text:style-name="T14"> </text:span><text:span text:style-name="T2">realizar o controle de acesso a mesas por clientes</text:span><text:span text:style-name="T9"> </text:span><text:span text:style-name="T2">no local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mesas&gt; </text:span></text:p>
      <text:p text:style-name="normal"><text:span text:style-name="T21">Então </text:span><text:span text:style-name="T2">o sistema deve permitir registrar verificar as </text:span><text:span text:style-name="T9">&lt;mesas&gt;</text:span><text:span text:style-name="T2"> esta reservada ou liberada </text:span><text:span text:style-name="T16"><text:s/></text:span></text:p>
      <text:p text:style-name="normal"><text:span text:style-name="T21">E </text:span><text:span text:style-name="T2">registrar a </text:span><text:span text:style-name="T9">&lt;quantidade&gt;</text:span><text:span text:style-name="T2"> de </text:span><text:span text:style-name="T9">&lt;clientes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Reservada</text:span><text:span text:style-name="T23"> </text:span><text:span text:style-name="T21">|</text:span><text:span text:style-name="T16"> </text:span><text:span text:style-name="T9">Liberada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</text:span><text:span text:style-name="T27">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não"</text:span><text:span text:style-name="T23"> </text:span><text:span text:style-name="T21">|</text:span><text:span text:style-name="T16"> </text:span><text:span text:style-name="T27">"não"</text:span><text:span text:style-name="T23"> </text:span><text:span text:style-name="T21">| </text:span></text:p>
      <text:p text:style-name="normal"><text:span text:style-name="T2"><text:s text:c="16"/>| </text:span><text:span text:style-name="T27">51-99999-9999"</text:span><text:span text:style-name="T23"> </text:span><text:span text:style-name="T21">|</text:span><text:span text:style-name="T30"> </text:span><text:span text:style-name="T27">"5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não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3"><text:span text:style-name="T36">3.3</text:span>@controleCozinha</text:p>
      <text:p text:style-name="normal"><text:span text:style-name="T21">Funcionalidade:</text:span><text:span text:style-name="T14"> </text:span><text:span text:style-name="T2">realizar o controle de pedido efetuado e entregue das mesas, posso verificar os pedidos realizados nas mesas, posso monitorar os pedidos em espera, posso verificar os pedidos entregues </text:span></text:p>
      <text:p text:style-name="P11"/>
      <text:p text:style-name="normal"><text:span text:style-name="T21">Contexto:</text:span><text:span text:style-name="T14"> </text:span><text:span text:style-name="T2">possibilidade de controlar os pedidos das mesas </text:span><text:span text:style-name="T17"><text:s/></text:span></text:p>
      <text:p text:style-name="normal"><text:span text:style-name="T21">Dado </text:span><text:span text:style-name="T2">que o administrador possa acessar a opção cozinha</text:span></text:p>
      <text:p text:style-name="P11"/>
      <text:p text:style-name="normal"><text:span text:style-name="T21">Esquema do Cenário:</text:span><text:span text:style-name="T14"> </text:span><text:span text:style-name="T2">realizar o controle de pedidos realizado por clientes nas mesas e enviados para a cozinha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cozinha&gt;</text:span><text:span text:style-name="T2"> do sistema</text:span><text:span text:style-name="T14"> </text:span><text:span text:style-name="T16"><text:s/></text:span></text:p>
      <text:p text:style-name="normal"><text:span text:style-name="T21">Então </text:span><text:span text:style-name="T2">o sistema deve permitir a verificação de </text:span><text:span text:style-name="T9">&lt;pedidos&gt;</text:span><text:span text:style-name="T2"> a fazer e entregues <text:s/></text:span><text:span text:style-name="T16"><text:s/></text:span></text:p>
      <text:p text:style-name="normal"><text:span text:style-name="T21">E </text:span><text:span text:style-name="T2">registrar com o número da</text:span><text:span text:style-name="T9"> &lt;mesa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A fazer</text:span><text:span text:style-name="T23"> </text:span><text:span text:style-name="T21">|</text:span><text:span text:style-name="T14"> </text:span><text:span text:style-name="T9">Entregue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7">1</text:span><text:span text:style-name="T2">"</text:span><text:span text:style-name="T23"> </text:span><text:span text:style-name="T21">|</text:span><text:span text:style-name="T30"> </text:span><text:span text:style-name="T27">"não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normal"><text:span text:style-name="T4">3.4</text:span><text:span text:style-name="T2">@controleGarçom</text:span><text:span text:style-name="T16"> </text:span></text:p>
      <text:p text:style-name="normal"><text:span text:style-name="T21">Funcionalidade:</text:span><text:span text:style-name="T14"> </text:span><text:span text:style-name="T2">realizar o controle de pedidos realizados para o garçom e entregues para os clientes, posso verificar se o pedido foi solicitado para o garçom, posso verificar se o pedido foi entregue pelo garçom</text:span></text:p>
      <text:p text:style-name="P11"/>
      <text:p text:style-name="normal"><text:span text:style-name="T21">Contexto:</text:span><text:span text:style-name="T14"> </text:span><text:span text:style-name="T2">possibilidade de controlar os pedidos realizados e entregues para o garçom <text:s/></text:span><text:span text:style-name="T16"><text:s/></text:span></text:p>
      <text:p text:style-name="normal"><text:span text:style-name="T21">Dado </text:span><text:span text:style-name="T2">que o administrador possa acessar a opção garçom </text:span><text:span text:style-name="T16"><text:s/></text:span></text:p>
      <text:p text:style-name="P11"/>
      <text:p text:style-name="normal"><text:span text:style-name="T21">Esquema do Cenário:</text:span><text:span text:style-name="T14"> </text:span><text:span text:style-name="T2">realizar o controle de pedidos realizados 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garçom&gt;</text:span><text:span text:style-name="T16"> </text:span><text:span text:style-name="T14"><text:s/></text:span><text:span text:style-name="T16"><text:s/></text:span></text:p>
      <text:p text:style-name="normal"><text:span text:style-name="T21">Então </text:span><text:span text:style-name="T2">o sistema deve permitir verificar os </text:span><text:span text:style-name="T9">&lt;pedidos&gt;</text:span><text:span text:style-name="T2"> realizados</text:span><text:span text:style-name="T16"> </text:span></text:p>
      <text:p text:style-name="normal"><text:span text:style-name="T21">E </text:span><text:span text:style-name="T2">o os </text:span><text:span text:style-name="T9">&lt;pedidos&gt;</text:span><text:span text:style-name="T2"> entregues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9">Pedido</text:span><text:span text:style-name="T23"> </text:span><text:span text:style-name="T21">|</text:span><text:span text:style-name="T14"> </text:span><text:span text:style-name="T9">Solicitado</text:span><text:span text:style-name="T23"> </text:span><text:span text:style-name="T21">|</text:span><text:span text:style-name="T16"> </text:span><text:span text:style-name="T9">Entregue</text:span><text:span text:style-name="T23"> </text:span><text:span text:style-name="T21">|</text:span><text:span text:style-name="T16"> </text:span></text:p>
      <text:p text:style-name="normal"><text:span text:style-name="T16"><text:s text:c="17"/></text:span><text:span text:style-name="T2">| "</text:span><text:span text:style-name="T27">51-99999-9999</text:span><text:span text:style-name="T2">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27">"bebida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não"</text:span><text:span text:style-name="T23"> </text:span><text:span text:style-name="T21">|</text:span></text:p>
      <text:p text:style-name="P11"/>
      <text:p text:style-name="P11"/>
      <text:p text:style-name="P11"/>
      <text:p text:style-name="P3"><text:span text:style-name="T36">3.5</text:span>@controleCaixa</text:p>
      <text:p text:style-name="normal"><text:span text:style-name="T21">Funcionalidade:</text:span><text:span text:style-name="T14"> </text:span><text:span text:style-name="T2">realizar o controle do fluxo de caixa por comanda utilizada por data, posso verificar o consumo de cada mesa conforme o cliente, posso verificar a entrada de consumo diaria, posso verificar o subtotal de consumo diario</text:span></text:p>
      <text:p text:style-name="P11"/>
      <text:p text:style-name="normal"><text:soft-page-break/><text:span text:style-name="T21">Contexto:</text:span><text:span text:style-name="T14"> </text:span><text:span text:style-name="T2">possibilidade de controlar o consumo da comanda das mesas do sistema </text:span></text:p>
      <text:p text:style-name="normal"><text:span text:style-name="T21">Dado </text:span><text:span text:style-name="T2">que o administrador possa acessar a opção caixa</text:span><text:span text:style-name="T15"> </text:span></text:p>
      <text:p text:style-name="P11"/>
      <text:p text:style-name="normal"><text:span text:style-name="T21">Esquema do Cenário:</text:span><text:span text:style-name="T14"> </text:span><text:span text:style-name="T2">realizar o controle de consumo das mesas </text:span></text:p>
      <text:p text:style-name="normal"><text:span text:style-name="T21">Quando </text:span><text:span text:style-name="T2">o </text:span><text:span text:style-name="T9">&lt;administrador&gt;</text:span><text:span text:style-name="T2"> acessar a opção </text:span><text:span text:style-name="T9">&lt;caixa&gt;</text:span><text:span text:style-name="T14"> </text:span><text:span text:style-name="T16"><text:s/></text:span></text:p>
      <text:p text:style-name="normal"><text:span text:style-name="T21">Então </text:span><text:span text:style-name="T2">o sistema deve permitir verificar o </text:span><text:span text:style-name="T9">&lt;consumo&gt;</text:span><text:span text:style-name="T2"> das </text:span><text:span text:style-name="T9">&lt;mesas&gt;</text:span><text:span text:style-name="T16"> </text:span></text:p>
      <text:p text:style-name="normal"><text:span text:style-name="T21">E </text:span><text:span text:style-name="T2">o </text:span><text:span text:style-name="T9">&lt;subtotal&gt;</text:span><text:span text:style-name="T2"> do </text:span><text:span text:style-name="T9">&lt;consumo&gt;</text:span><text:span text:style-name="T2"> diario de </text:span><text:span text:style-name="T9">&lt;mesas&gt;</text:span><text:span text:style-name="T2"> e </text:span><text:span text:style-name="T9">&lt;clientes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Consumo</text:span><text:span text:style-name="T23"> </text:span><text:span text:style-name="T21">|</text:span><text:span text:style-name="T16"> <text:s/></text:span><text:span text:style-name="T9">Subtotal</text:span><text:span text:style-name="T23"> </text:span><text:span text:style-name="T21">|</text:span></text:p>
      <text:p text:style-name="normal"><text:span text:style-name="T16"><text:s text:c="17"/></text:span><text:span text:style-name="T2">| "</text:span><text:span text:style-name="T27">51-99999-9999</text:span><text:span text:style-name="T2">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R$00,00"</text:span><text:span text:style-name="T23"> </text:span><text:span text:style-name="T21">|</text:span><text:span text:style-name="T16"> </text:span><text:span text:style-name="T27">"R$00,00"</text:span><text:span text:style-name="T23"> </text:span><text:span text:style-name="T21">|</text:span><text:span text:style-name="T16"> </text:span></text:p>
      <text:p text:style-name="P11"/>
      <text:p text:style-name="P11"/>
      <text:p text:style-name="normal"><text:span text:style-name="T4">3.6</text:span><text:span text:style-name="T2">@crudAlimentos</text:span><text:span text:style-name="T16"> </text:span></text:p>
      <text:p text:style-name="normal"><text:span text:style-name="T21">Funcionalidade:</text:span><text:span text:style-name="T14"> </text:span><text:span text:style-name="T2">realizar o cadastro, edição e exclusão de produtos e valores ao Menu, posso incluir, editar e excluir nome, imagem e descrição dos alimentos e bebidas e seus respectivos preços no cardapio(Menu) </text:span></text:p>
      <text:p text:style-name="P11"/>
      <text:p text:style-name="normal"><text:span text:style-name="T21">Contexto:</text:span><text:span text:style-name="T14"> </text:span><text:span text:style-name="T2">possibilidade de incluir, editar e excuir alimentos e bebidas e seus respectivos valores no Menu </text:span><text:span text:style-name="T16"><text:s/></text:span></text:p>
      <text:p text:style-name="normal"><text:span text:style-name="T21">Dado </text:span><text:span text:style-name="T2">que o administrador possa acessar a opção cadastrar</text:span></text:p>
      <text:p text:style-name="P11"/>
      <text:p text:style-name="normal"><text:span text:style-name="T21">Esquema do Cenário:</text:span><text:span text:style-name="T14"> </text:span><text:span text:style-name="T2">realizar a inclusão, edição e exclusão de alimentos, bebidas e valores dos produtos</text:span></text:p>
      <text:p text:style-name="normal"><text:span text:style-name="T21">Quando </text:span><text:span text:style-name="T2">informar <text:s/></text:span><text:span text:style-name="T9">o &lt;administrador&gt; </text:span><text:span text:style-name="T2">acessar a opção</text:span><text:span text:style-name="T9"> &lt;cadastrar&gt;</text:span><text:span text:style-name="T14"> </text:span><text:span text:style-name="T16"><text:s/></text:span><text:span text:style-name="T14"><text:s/></text:span><text:span text:style-name="T16"><text:s/></text:span></text:p>
      <text:p text:style-name="normal"><text:span text:style-name="T21">Então </text:span><text:span text:style-name="T2">o sistema deve permitir a </text:span><text:span text:style-name="T9">&lt;inclusão&gt;</text:span><text:span text:style-name="T2">, </text:span><text:span text:style-name="T9">&lt;edição&gt;</text:span><text:span text:style-name="T2"> e </text:span><text:span text:style-name="T9">&lt;exclusão&gt;</text:span><text:span text:style-name="T2"> de produtos </text:span><text:span text:style-name="T16"><text:s/></text:span></text:p>
      <text:p text:style-name="normal"><text:span text:style-name="T21">E </text:span><text:span text:style-name="T2">os seus respectivos </text:span><text:span text:style-name="T9">&lt;valores&gt;</text:span><text:span text:style-name="T14"> </text:span></text:p>
      <text:p text:style-name="P11"/>
      <text:p text:style-name="normal"><text:span text:style-name="T21">Exemplos:</text:span><text:span text:style-name="T16"> </text:span><text:span text:style-name="T21">|</text:span><text:span text:style-name="T14"> </text:span><text:span text:style-name="T9">Alimento</text:span><text:span text:style-name="T23"> </text:span><text:span text:style-name="T21">|</text:span><text:span text:style-name="T14"> </text:span><text:span text:style-name="T9">Valor</text:span><text:span text:style-name="T23"> </text:span><text:span text:style-name="T21">|</text:span><text:span text:style-name="T14"> </text:span><text:span text:style-name="T9">Imagem</text:span><text:span text:style-name="T23"> </text:span><text:span text:style-name="T21">|</text:span><text:span text:style-name="T16"> </text:span><text:span text:style-name="T9">Descrição</text:span><text:span text:style-name="T23"> </text:span><text:span text:style-name="T21">|</text:span><text:span text:style-name="T16"> </text:span><text:span text:style-name="T9">Edição</text:span><text:span text:style-name="T23"> </text:span><text:span text:style-name="T21">|</text:span><text:span text:style-name="T16"> </text:span><text:span text:style-name="T9">Exclusão</text:span><text:span text:style-name="T23"> </text:span><text:span text:style-name="T21">|</text:span><text:span text:style-name="T16"> </text:span></text:p>
      <text:p text:style-name="normal"><text:span text:style-name="T16"><text:s text:c="16"/></text:span><text:span text:style-name="T2">| "</text:span><text:span text:style-name="T27">Hamburguer</text:span><text:span text:style-name="T2">"</text:span><text:span text:style-name="T23"> </text:span><text:span text:style-name="T21">|</text:span><text:span text:style-name="T30"> </text:span><text:span text:style-name="T27">"R$00,00"</text:span><text:span text:style-name="T23"> </text:span><text:span text:style-name="T21">|</text:span><text:span text:style-name="T30"> </text:span><text:span text:style-name="T27">"[Jpeg]"</text:span><text:span text:style-name="T23"> </text:span><text:span text:style-name="T21">|</text:span><text:span text:style-name="T16"> </text:span><text:span text:style-name="T27">Pão, hamburguer, queijo"</text:span><text:span text:style-name="T23"> </text:span><text:span text:style-name="T21">|</text:span><text:span text:style-name="T16"> </text:span><text:span text:style-name="T27">[editar]"</text:span><text:span text:style-name="T23"> </text:span><text:span text:style-name="T21">|</text:span><text:span text:style-name="T16"> </text:span><text:span text:style-name="T27">[excluir]"</text:span><text:span text:style-name="T23"> </text:span><text:span text:style-name="T21">|</text:span><text:span text:style-name="T16"> </text:span></text:p>
      <text:p text:style-name="P11"/>
      <text:p text:style-name="P1"/>
      <text:p text:style-name="P21"/>
      <text:p text:style-name="P11"/>
      <text:p text:style-name="P17"><text:span text:style-name="T36">4. </text:span>Tela do Sistema para Garçons do CodeMenu</text:p>
      <text:p text:style-name="P3"/>
      <text:p text:style-name="P3"/>
      <text:p text:style-name="P3"><text:span text:style-name="T36">4.1</text:span>@verificarPedido</text:p>
      <text:p text:style-name="P23"><text:span text:style-name="T21">Funcionalidade:</text:span><text:span text:style-name="T2"> realizar o monitoramento dos pedidos solicitados para a cozinha até a entrega pelo garçom, posso verificar o status do pedido como para entregar ao cliente com a identificação do número da mesa, posso verificar o status do pedido como à fazer na cozinha</text:span></text:p>
      <text:p text:style-name="P15"><text:span text:style-name="T21">Contexto:</text:span><text:span text:style-name="T1"> </text:span><text:span text:style-name="T2">possibilidade de visualizar e verificar o status do pedido realizado pelo cliente e cozinha para entregá-los</text:span></text:p>
      <text:p text:style-name="P15"><text:span text:style-name="T21">Dado </text:span><text:span text:style-name="T2">que posso verificar o status do pedido realizado pelo cliente e pela cozinha</text:span></text:p>
      <text:p text:style-name="P5"/>
      <text:p text:style-name="normal"><text:span text:style-name="T21">Esquema do Cenário:</text:span><text:span text:style-name="T14"> </text:span><text:span text:style-name="T2">realizar o acesso ao status do pedido feito pelo cliente e finalizado pela cozinha para entregar</text:span></text:p>
      <text:p text:style-name="normal"><text:span text:style-name="T21">Quando </text:span><text:span text:style-name="T2">selecionar a opção </text:span><text:span text:style-name="T9">&lt;status&gt;</text:span><text:span text:style-name="T2"> do </text:span><text:span text:style-name="T9">&lt;pedido&gt;</text:span><text:span text:style-name="T14"> 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status&gt;</text:span><text:span text:style-name="T2"> do </text:span><text:span text:style-name="T9">&lt;pedido&gt;</text:span><text:span text:style-name="T2"> feito pelo </text:span><text:span text:style-name="T9">&lt;cliente&gt;</text:span><text:span text:style-name="T2"> e identificado a </text:span><text:span text:style-name="T9">&lt;mesa&gt;</text:span><text:span text:style-name="T2"> </text:span><text:span text:style-name="T16"><text:s/></text:span></text:p>
      <text:p text:style-name="normal"><text:span text:style-name="T21">E </text:span><text:span text:style-name="T2">mostrar o </text:span><text:span text:style-name="T9">&lt;status&gt;</text:span><text:span text:style-name="T2"> do </text:span><text:span text:style-name="T9">&lt;pedido&gt;</text:span><text:span text:style-name="T2"> estiver pronto pela </text:span><text:span text:style-name="T9">&lt;cozinha&gt;</text:span></text:p>
      <text:p text:style-name="P3"/>
      <text:p text:style-name="P3"/>
      <text:p text:style-name="normal"><text:span text:style-name="T21">Exemplos:</text:span><text:span text:style-name="T16"> </text:span><text:span text:style-name="T21">|</text:span><text:span text:style-name="T14"> </text:span><text:span text:style-name="T9">Garçom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Cozinha</text:span><text:span text:style-name="T23"> </text:span><text:span text:style-name="T21">|</text:span><text:span text:style-name="T16"> </text:span><text:span text:style-name="T9">Entregar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joao.garcom@codemenu.com"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não"</text:span><text:span text:style-name="T23"> </text:span><text:span text:style-name="T21">|</text:span><text:span text:style-name="T16"> </text:span></text:p>
      <text:p text:style-name="P11"/>
      <text:p text:style-name="P11"/>
      <text:p text:style-name="P11"/>
      <text:p text:style-name="P3"><text:span text:style-name="T36">4.2</text:span>@entregarPedido</text:p>
      <text:p text:style-name="P23"><text:span text:style-name="T21">Funcionalidade:</text:span><text:span text:style-name="T2"> realizar a entrega dos pedidos prontos pela cozinha, posso selecionar a opção do status do pedido como pronto para entregar ao cliente com a identificação do número da mesa</text:span></text:p>
      <text:p text:style-name="P15"><text:span text:style-name="T21">Contexto:</text:span><text:span text:style-name="T1"> </text:span><text:span text:style-name="T2">possibilidade de escolher a opção do status do pedido como entregar para o cliente</text:span></text:p>
      <text:p text:style-name="P15"><text:span text:style-name="T21">Dado </text:span><text:span text:style-name="T2">que posso selecionar o status do pedido <text:s/>como entregue realizado pelo cliente e pela cozinha</text:span></text:p>
      <text:p text:style-name="P5"/>
      <text:p text:style-name="normal"><text:span text:style-name="T21">Esquema do Cenário:</text:span><text:span text:style-name="T14"> </text:span><text:span text:style-name="T2">realizar o acesso ao status do pedido feito pelo cliente e selecionar a opção de entregar o pedido finalizado pela cozinha</text:span></text:p>
      <text:p text:style-name="normal"><text:span text:style-name="T21">Quando </text:span><text:span text:style-name="T2">selecionar a opção </text:span><text:span text:style-name="T9">&lt;status&gt;</text:span><text:span text:style-name="T2"> do </text:span><text:span text:style-name="T9">&lt;pedido&gt;</text:span><text:span text:style-name="T14"> </text:span><text:span text:style-name="T16"><text:s/></text:span></text:p>
      <text:p text:style-name="normal"><text:span text:style-name="T21">Então </text:span><text:span text:style-name="T2">o sistema deve permitir visualizar o </text:span><text:span text:style-name="T9">&lt;status&gt;</text:span><text:span text:style-name="T2"> do </text:span><text:span text:style-name="T9">&lt;pedido&gt;</text:span><text:span text:style-name="T2"> feito pelo </text:span><text:span text:style-name="T9">&lt;cliente&gt;</text:span><text:span text:style-name="T2"> e identificado a </text:span><text:span text:style-name="T9">&lt;mesa&gt;</text:span><text:span text:style-name="T2"> </text:span><text:span text:style-name="T16"><text:s/></text:span></text:p>
      <text:p text:style-name="normal"><text:span text:style-name="T21">E </text:span><text:span text:style-name="T2">confirmar na opção </text:span><text:span text:style-name="T9">&lt;entregar&gt;</text:span><text:span text:style-name="T2"> quando o </text:span><text:span text:style-name="T9">&lt;pedido&gt;</text:span><text:span text:style-name="T2"> estiver pronto pela </text:span><text:span text:style-name="T9">&lt;cozinha&gt;</text:span></text:p>
      <text:p text:style-name="P3"/>
      <text:p text:style-name="P3"/>
      <text:p text:style-name="normal"><text:span text:style-name="T21">Exemplos:</text:span><text:span text:style-name="T16"> </text:span><text:span text:style-name="T21">|</text:span><text:span text:style-name="T14"> </text:span><text:span text:style-name="T9">Garçom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Cozinha</text:span><text:span text:style-name="T23"> </text:span><text:span text:style-name="T21">|</text:span><text:span text:style-name="T16"> </text:span><text:span text:style-name="T9">Entregar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joao.garcom@codemenu.com"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sim"</text:span><text:span text:style-name="T23"> </text:span><text:span text:style-name="T21">|</text:span><text:span text:style-name="T16"> </text:span></text:p>
      <text:p text:style-name="P16"/>
      <text:p text:style-name="P11"/>
      <text:p text:style-name="P1"/>
      <text:p text:style-name="P21"/>
      <text:p text:style-name="P11"/>
      <text:p text:style-name="P11"/>
      <text:p text:style-name="P17"><text:span text:style-name="T36">5. </text:span>Tela do Sistema para Cozinha do CodeMenu</text:p>
      <text:p text:style-name="P3"/>
      <text:p text:style-name="P3"/>
      <text:p text:style-name="P3"><text:span text:style-name="T36">5.1</text:span>@verificarPedido</text:p>
      <text:p text:style-name="normal"><text:span text:style-name="T21">Funcionalidade:</text:span><text:span text:style-name="T14"> </text:span><text:span text:style-name="T2">realizar o recebimento do pedido solicitado pelo cliente e confirmar pelo sistema, posso visualizar o pedido e selecionar a opção recebido </text:span><text:span text:style-name="T14"><text:s/></text:span><text:span text:style-name="T2"><text:s/></text:span></text:p>
      <text:p text:style-name="P11"/>
      <text:p text:style-name="normal"><text:span text:style-name="T21">Contexto: </text:span><text:span text:style-name="T2">possibilidade de visualizar os pedidos confirmados pelo cliente</text:span></text:p>
      <text:p text:style-name="normal"><text:span text:style-name="T21">Dado </text:span><text:span text:style-name="T2">que posso visualizar e selecionar a opção de recebido o pedido para iniciar a preparar </text:span></text:p>
      <text:p text:style-name="P11"/>
      <text:p text:style-name="normal"><text:span text:style-name="T21">Esquema do Cenário:</text:span><text:span text:style-name="T14"> </text:span><text:span text:style-name="T2"><text:s/>realizar o recebimento do pedido solicitado pelo &lt;cliente&gt; e confirmar pelo sistema pela opção de recebido</text:span></text:p>
      <text:p text:style-name="normal"><text:span text:style-name="T21">Quando </text:span><text:span text:style-name="T2">selecionar a opção de </text:span><text:span text:style-name="T9">&lt;status&gt;</text:span><text:span text:style-name="T2"> do </text:span><text:span text:style-name="T9">&lt;pedido&gt;</text:span><text:span text:style-name="T2"> realizado pelo </text:span><text:span text:style-name="T9">&lt;cliente&gt;</text:span></text:p>
      <text:p text:style-name="normal"><text:span text:style-name="T21">E </text:span><text:span text:style-name="T2">selecionar a opção de </text:span><text:span text:style-name="T9">&lt;recebido&gt;</text:span><text:span text:style-name="T2"> o </text:span><text:span text:style-name="T9">&lt;pedido&gt;</text:span></text:p>
      <text:p text:style-name="normal"><text:span text:style-name="T21">Então </text:span><text:span text:style-name="T2">o sistema registra como </text:span><text:span text:style-name="T9">&lt;pedido&gt;</text:span><text:span text:style-name="T2"> a fazer pela </text:span><text:span text:style-name="T9">&lt;cozinha&gt;</text:span></text:p>
      <text:p text:style-name="P9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A prepar</text:span><text:span text:style-name="T23"> </text:span><text:span text:style-name="T21">|</text:span><text:span text:style-name="T16"> </text:span><text:span text:style-name="T9">Entregar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joao.cozinha@codemenu.com"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não"</text:span><text:span text:style-name="T23"> </text:span><text:span text:style-name="T21">|</text:span><text:span text:style-name="T16"> </text:span></text:p>
      <text:p text:style-name="P11"/>
      <text:p text:style-name="P11"/>
      <text:p text:style-name="P3"><text:span text:style-name="T36">5.2</text:span>@entregarPedido</text:p>
      <text:p text:style-name="normal"><text:span text:style-name="T21">Funcionalidade:</text:span><text:span text:style-name="T14"> </text:span><text:span text:style-name="T2">realizar a entrega do pedido solicitado pelo cliente e confirmar pelo sistema para ser enviado ao garçom, posso visualizar o pedido e selecionar a opção entregar </text:span><text:span text:style-name="T14"><text:s/></text:span><text:span text:style-name="T2"><text:s/></text:span></text:p>
      <text:p text:style-name="P11"/>
      <text:p text:style-name="normal"><text:span text:style-name="T21">Contexto: </text:span><text:span text:style-name="T2">possibilidade de visualizar e selecionar a opção de entregar os pedidos para o cliente</text:span></text:p>
      <text:p text:style-name="normal"><text:span text:style-name="T21">Dado </text:span><text:span text:style-name="T2">que posso visualizar e selecionar a opção de entregar o pedido para o cliente</text:span></text:p>
      <text:p text:style-name="P11"/>
      <text:p text:style-name="normal"><text:span text:style-name="T21">Esquema do Cenário:</text:span><text:span text:style-name="T14"> </text:span><text:span text:style-name="T2"><text:s/>realizar a entrega do pedido solicitado pelo </text:span><text:span text:style-name="T9">&lt;cliente&gt;</text:span><text:span text:style-name="T2"> e confirmar pelo sistema pela opção de entregar </text:span></text:p>
      <text:p text:style-name="normal"><text:span text:style-name="T21">Quando </text:span><text:span text:style-name="T2">selecionar a opção de </text:span><text:span text:style-name="T9">&lt;status&gt;</text:span><text:span text:style-name="T2"> do </text:span><text:span text:style-name="T9">&lt;pedido&gt;</text:span><text:span text:style-name="T2"> realizado pelo </text:span><text:span text:style-name="T9">&lt;cliente&gt;</text:span></text:p>
      <text:p text:style-name="normal"><text:span text:style-name="T21">E </text:span><text:span text:style-name="T2">selecionar a opção de </text:span><text:span text:style-name="T9">&lt;entregar&gt;</text:span><text:span text:style-name="T2"> o </text:span><text:span text:style-name="T9">&lt;pedido&gt;</text:span></text:p>
      <text:p text:style-name="normal"><text:span text:style-name="T21">Então </text:span><text:span text:style-name="T2">o sistema registra como </text:span><text:span text:style-name="T9">&lt;pedido&gt;</text:span><text:span text:style-name="T2"> a ser &lt;entregue&gt; pelo </text:span><text:span text:style-name="T9">&lt;garçom&gt;</text:span></text:p>
      <text:p text:style-name="P9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A prepar</text:span><text:span text:style-name="T23"> </text:span><text:span text:style-name="T21">|</text:span><text:span text:style-name="T16"> </text:span><text:span text:style-name="T9">Entregar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joao.cozinha@codemenu.com"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sim"</text:span><text:span text:style-name="T23"> </text:span><text:span text:style-name="T21">|</text:span><text:span text:style-name="T16"> </text:span></text:p>
      <text:p text:style-name="P11"/>
      <text:p text:style-name="P1"/>
      <text:p text:style-name="P21"/>
      <text:p text:style-name="P11"/>
      <text:p text:style-name="P11"/>
      <text:p text:style-name="P17"><text:span text:style-name="T36">6. </text:span>Tela do Sistema para Caixa do CodeMenu</text:p>
      <text:p text:style-name="P4"/>
      <text:p text:style-name="P4"/>
      <text:p text:style-name="P3"/>
      <text:p text:style-name="P3"><text:span text:style-name="T36">6.1</text:span>@verificarComanda</text:p>
      <text:p text:style-name="normal"><text:span text:style-name="T21">Funcionalidade:</text:span><text:span text:style-name="T14"> </text:span><text:span text:style-name="T2">realizar a visualização do status de consumo do cliente e da mesa para efetuar o recebimento do pagamento, posso visualizar o consumo de cliente, posso visualizar o consumo da mesa </text:span></text:p>
      <text:p text:style-name="P11"/>
      <text:p text:style-name="normal"><text:span text:style-name="T21">Contexto:</text:span><text:span text:style-name="T14"> </text:span><text:span text:style-name="T2">possibilidade de visualizar o consumo da comanda do cliente e da mesas ocupadas e registradas no sistema</text:span></text:p>
      <text:p text:style-name="normal"><text:span text:style-name="T21">Dado </text:span><text:span text:style-name="T2">que posso visualizar o consumo realizado pelo cliente e mesa </text:span></text:p>
      <text:p text:style-name="P11"/>
      <text:p text:style-name="normal"><text:span text:style-name="T21">Esquema do Cenário:</text:span><text:span text:style-name="T14"> </text:span><text:span text:style-name="T2">realizar a visualização do consumo da comanda do cliente e da mesa</text:span></text:p>
      <text:p text:style-name="normal"><text:span text:style-name="T21">Quando </text:span><text:span text:style-name="T2">selecionar a opção de visualizar a </text:span><text:span text:style-name="T9">&lt;comanda&gt;</text:span></text:p>
      <text:p text:style-name="normal"><text:span text:style-name="T21">E </text:span><text:span text:style-name="T2">verificar o </text:span><text:span text:style-name="T9">&lt;consumo&gt;</text:span><text:span text:style-name="T2"> realizado pelo </text:span><text:span text:style-name="T9">&lt;cliente&gt;</text:span><text:span text:style-name="T2"> e pela </text:span><text:span text:style-name="T9">&lt;mesa&gt;</text:span><text:span text:style-name="T16"> </text:span></text:p>
      <text:p text:style-name="normal"><text:span text:style-name="T21">Então</text:span><text:span text:style-name="T2"> o sistema apresenta o </text:span><text:span text:style-name="T9">&lt;subtotal&gt;</text:span><text:span text:style-name="T2"> e o </text:span><text:span text:style-name="T9">&lt;total&gt;</text:span><text:span text:style-name="T2"> finalizada pelo </text:span><text:span text:style-name="T9">&lt;cliente&gt;</text:span><text:span text:style-name="T2"> </text:span></text:p>
      <text:p text:style-name="normal"><text:span text:style-name="T21">E </text:span><text:span text:style-name="T2">possuo a permissão de realizar o </text:span><text:span text:style-name="T9">&lt;pagamento&gt;</text:span></text:p>
      <text:p text:style-name="P5"/>
      <text:p text:style-name="normal"><text:span text:style-name="T21">Exemplos:</text:span><text:span text:style-name="T16"> </text:span><text:span text:style-name="T21">|</text:span><text:span text:style-name="T14"> </text:span><text:span text:style-name="T9">Cozinha</text:span><text:span text:style-name="T21">|</text:span><text:span text:style-name="T14"> </text:span><text:span text:style-name="T9">Cliente</text:span><text:span text:style-name="T23"> </text:span><text:span text:style-name="T21">|</text:span><text:span text:style-name="T14"> </text:span><text:span text:style-name="T9">Mesa</text:span><text:span text:style-name="T23"> </text:span><text:span text:style-name="T21">|</text:span><text:span text:style-name="T14"> </text:span><text:span text:style-name="T9">A prepar</text:span><text:span text:style-name="T23"> </text:span><text:span text:style-name="T21">|</text:span><text:span text:style-name="T16"> </text:span><text:span text:style-name="T9">Entregar</text:span><text:span text:style-name="T23"> </text:span><text:span text:style-name="T21">|</text:span></text:p>
      <text:p text:style-name="normal"><text:span text:style-name="T16"><text:s text:c="17"/></text:span><text:span text:style-name="T2">| </text:span><text:span text:style-name="T27">"joao.caixa@codemenu.com"</text:span><text:span text:style-name="T2">| </text:span><text:span text:style-name="T27">"51-99999-9999"</text:span><text:span text:style-name="T23"> </text:span><text:span text:style-name="T21">|</text:span><text:span text:style-name="T30"> </text:span><text:span text:style-name="T27">"1"</text:span><text:span text:style-name="T23"> </text:span><text:span text:style-name="T21">|</text:span><text:span text:style-name="T30"> </text:span><text:span text:style-name="T27">"sim"</text:span><text:span text:style-name="T23"> </text:span><text:span text:style-name="T21">|</text:span><text:span text:style-name="T16"> </text:span><text:span text:style-name="T27">"sim"</text:span><text:span text:style-name="T23"> </text:span><text:span text:style-name="T21">|</text:span><text:span text:style-name="T16"> </text:span></text:p>
      <text:p text:style-name="P16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Otavio</meta:initial-creator>
    <meta:editing-cycles>5</meta:editing-cycles>
    <meta:creation-date>2017-08-26T14:08:00</meta:creation-date>
    <dc:date>2017-09-21T18:01:22.310000000</dc:date>
    <meta:editing-duration>PT29M44S</meta:editing-duration>
    <meta:generator>LibreOffice/5.0.2.2$Windows_x86 LibreOffice_project/37b43f919e4de5eeaca9b9755ed688758a8251fe</meta:generator>
    <meta:document-statistic meta:table-count="0" meta:image-count="0" meta:object-count="0" meta:page-count="9" meta:paragraph-count="255" meta:word-count="3007" meta:character-count="19688" meta:non-whitespace-character-count="163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